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settings.xml" manifest:media-type="text/xml"/>
  <manifest:file-entry manifest:full-path="Thumbnails/thumbnail.png" manifest:media-type="image/png"/>
  <manifest:file-entry manifest:full-path="meta.xml" manifest:media-type="text/xml"/>
  <manifest:file-entry manifest:full-path="content.xml" manifest:media-type="text/xml"/>
  <manifest:file-entry manifest:full-path="Configurations2/" manifest:media-type="application/vnd.sun.xml.ui.configuration"/>
  <manifest:file-entry manifest:full-path="styles.xml" manifest:media-type="text/xml"/>
  <manifest:file-entry manifest:full-path="Media/blinker.mp4" manifest:media-type="application/vnd.sun.star.media"/>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Mono" svg:font-family="'Liberation Mono'" style:font-family-generic="modern" style:font-pitch="variable"/>
    <style:font-face style:name="Liberation Mono1" svg:font-family="'Liberation Mono'" style:font-adornments="Regular" style:font-family-generic="modern" style:font-pitch="fixed"/>
    <style:font-face style:name="Liberation Mono2"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moder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style:style>
    <style:style style:name="pr1" style:family="presentation" style:parent-style-name="Blue_5f_Curve-title">
      <style:graphic-properties draw:auto-grow-height="true" fo:min-height="3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_5f_-title">
      <style:graphic-properties fo:min-height="1.328cm"/>
      <style:paragraph-properties style:writing-mode="lr-tb"/>
    </style:style>
    <style:style style:name="pr4" style:family="presentation" style:parent-style-name="Blue_5f_Curve1_5f_-outline1">
      <style:graphic-properties fo:min-height="10.001cm"/>
      <style:paragraph-properties style:writing-mode="lr-tb"/>
    </style:style>
    <style:style style:name="pr5" style:family="presentation" style:parent-style-name="Blue_5f_Curve1_5f_-notes">
      <style:graphic-properties draw:fill-color="#ffffff" fo:min-height="13.364cm"/>
      <style:paragraph-properties style:writing-mode="lr-tb"/>
    </style:style>
    <style:style style:name="pr6" style:family="presentation" style:parent-style-name="Blue_5f_Curve1_5f_-title">
      <style:graphic-properties draw:auto-grow-height="true" fo:min-height="1.328cm"/>
      <style:paragraph-properties style:writing-mode="lr-tb"/>
    </style:style>
    <style:style style:name="pr7" style:family="presentation" style:parent-style-name="Blue_5f_Curve1_5f_-outline1">
      <style:graphic-properties fo:min-height="5.576cm"/>
      <style:paragraph-properties style:writing-mode="lr-tb"/>
    </style:style>
    <style:style style:name="pr8" style:family="presentation" style:parent-style-name="Blue_5f_Curve1_5f_-notes">
      <style:graphic-properties draw:fill-color="#ffffff" draw:auto-grow-height="true" fo:min-height="13.364cm"/>
      <style:paragraph-properties style:writing-mode="lr-tb"/>
    </style:style>
    <style:style style:name="pr9" style:family="presentation" style:parent-style-name="Blue_5f_Curve1-title">
      <style:graphic-properties fo:min-height="1.328cm"/>
      <style:paragraph-properties style:writing-mode="lr-tb"/>
    </style:style>
    <style:style style:name="pr10" style:family="presentation" style:parent-style-name="Blue_5f_Curve1-outline1">
      <style:graphic-properties fo:min-height="10.001cm"/>
      <style:paragraph-properties style:writing-mode="lr-tb"/>
    </style:style>
    <style:style style:name="pr11" style:family="presentation" style:parent-style-name="Blue_5f_Curve1-notes">
      <style:graphic-properties draw:fill-color="#ffffff"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color="#ffffff"/>
      <style:paragraph-properties style:writing-mode="lr-tb"/>
      <style:text-properties fo:font-size="20pt"/>
    </style:style>
    <style:style style:name="P4" style:family="paragraph">
      <style:paragraph-properties fo:margin-left="0cm" fo:margin-right="0cm" fo:margin-top="0.3cm" fo:margin-bottom="0cm" fo:text-indent="0cm"/>
    </style:style>
    <style:style style:name="P5" style:family="paragraph">
      <style:paragraph-properties fo:margin-left="0cm" fo:margin-right="0cm" fo:margin-top="0.374cm" fo:margin-bottom="0cm" fo:text-indent="0cm" style:writing-mode="lr-tb"/>
    </style:style>
    <style:style style:name="P6" style:family="paragraph">
      <style:paragraph-properties fo:text-align="center" style:writing-mode="lr-tb"/>
    </style:style>
    <style:style style:name="P7" style:family="paragraph">
      <style:paragraph-properties fo:text-align="center"/>
    </style:style>
    <style:style style:name="P8" style:family="paragraph">
      <style:paragraph-properties fo:line-height="100%"/>
    </style:style>
    <style:style style:name="P9" style:family="paragraph">
      <style:paragraph-properties fo:margin-left="0cm" fo:margin-right="0cm" fo:margin-top="0.3cm" fo:margin-bottom="0cm" fo:line-height="100%" fo:text-indent="0cm"/>
    </style:style>
    <style:style style:name="P10" style:family="paragraph">
      <style:paragraph-properties fo:margin-left="0cm" fo:margin-right="0cm" fo:margin-top="0.374cm" fo:margin-bottom="0cm" fo:line-height="100%" fo:text-indent="0cm"/>
    </style:style>
    <style:style style:name="P11" style:family="paragraph">
      <style:paragraph-properties fo:margin-left="0cm" fo:margin-right="0cm" fo:margin-top="0.374cm" fo:margin-bottom="0cm" fo:text-indent="0cm"/>
    </style:style>
    <style:style style:name="T1" style:family="text">
      <style:text-properties fo:font-size="20pt" style:font-size-asian="24pt" style:font-size-complex="24pt"/>
    </style:style>
    <style:style style:name="T2" style:family="text">
      <style:text-properties style:font-name="Liberation Mono1" fo:font-size="12pt" style:font-size-asian="24pt" style:font-size-complex="24pt"/>
    </style:style>
    <style:style style:name="T3" style:family="text">
      <style:text-properties fo:font-variant="normal" fo:text-transform="none" fo:color="#009bdd" loext:opacity="100%" style:text-outline="false" style:text-line-through-style="none" style:text-line-through-type="none" style:font-name="Liberation Mono1" fo:font-size="12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4" style:family="text">
      <style:text-properties style:font-name="Liberation Mono1" fo:font-size="16pt" style:font-size-asian="24pt" style:font-size-complex="24pt"/>
    </style:style>
    <style:style style:name="T5" style:family="text">
      <style:text-properties fo:font-variant="normal" fo:text-transform="none" fo:color="#ffffff" loext:opacity="100%" style:text-outline="false" style:text-line-through-style="none" style:text-line-through-type="none" style:font-name="Liberation Sans"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T6" style:family="text">
      <style:text-properties fo:font-variant="normal" fo:text-transform="none" fo:color="#009bdd" loext:opacity="100%" style:text-outline="false" style:text-line-through-style="none" style:text-line-through-type="none" style:font-name="Liberation Sans"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style:font-name="Liberation Mono1" fo:font-size="16pt" fo:font-style="normal" style:font-size-asian="24pt" style:font-style-asian="normal" style:font-size-complex="24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text-style-name="P1" draw:layer="layout" svg:width="25cm" svg:height="3cm" svg:x="0cm" svg:y="4.5cm" presentation:class="title" presentation:user-transformed="true">
          <draw:text-box>
            <text:p text:style-name="P1">Symmetric Multiprocessing in zeptoforth on the Raspberry Pi Pico</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Blue_5f_Curve1_5f_"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Getting zeptoforth</text:p>
          </draw:text-box>
        </draw:frame>
        <draw:frame presentation:style-name="pr4" draw:text-style-name="P1" draw:layer="layout" svg:width="26cm" svg:height="10cm" svg:x="1cm" svg:y="3cm" presentation:class="outline" presentation:user-transformed="true">
          <draw:text-box>
            <text:list text:style-name="L2">
              <text:list-item>
                <text:p>zeptoforth can be gotten from:</text:p>
              </text:list-item>
              <text:list-item>
                <text:p><text:span text:style-name="T1"><text:a xlink:href="https://github.com/tabemann/zeptoforth" xlink:type="simple">https://github.com/tabemann/zeptoforth</text:a></text:span></text:p>
              </text:list-item>
              <text:list-item>
                <text:p>The most recent release at the time of writing, 0.26.4, can be gotten from:</text:p>
              </text:list-item>
              <text:list-item>
                <text:p><text:span text:style-name="T1"><text:a xlink:href="https://github.com/tabemann/zeptoforth/releases/tag/v0.26.4" xlink:type="simple">https://github.com/tabemann/zeptoforth/releases/tag/v0.26.4</text:a></text:span></text:p>
              </text:list-item>
              <text:list-item>
                <text:p>Note that this release is necessary for some of the code examples to work properly.</text:p>
              </text:list-item>
              <text:list-item>
                <text:p>The code examples in this presentation are at:</text:p>
              </text:list-item>
              <text:list-item>
                <text:p><text:span text:style-name="T1"><text:a xlink:href="https://github.com/tabemann/zeptoforth/tree/master/test/rp2040/present" xlink:type="simple">https://github.com/tabemann/zeptoforth/tree/master/test/rp2040/present</text:a></text:span></text:p>
              </text:list-item>
            </text:list>
          </draw:text-box>
        </draw:frame>
        <presentation:notes draw:style-name="dp4">
          <office:forms form:automatic-focus="false" form:apply-design-mode="false"/>
          <draw:page-thumbnail draw:style-name="gr1" draw:layer="layout" svg:width="14.848cm" svg:height="11.136cm" svg:x="3.075cm" svg:y="2.257cm" draw:page-number="2" presentation:class="page"/>
          <draw:frame presentation:style-name="pr5" draw:text-style-name="P3" draw:layer="layout" svg:width="16.799cm" svg:height="13.364cm" svg:x="2.1cm" svg:y="14.107cm" presentation:class="notes" presentation:placeholder="true">
            <draw:text-box/>
          </draw:frame>
        </presentation:notes>
      </draw:page>
      <draw:page draw:name="page3" draw:style-name="dp3" draw:master-page-name="Blue_5f_Curve1_5f_"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Multiprocessing and Multitasking</text:p>
          </draw:text-box>
        </draw:frame>
        <draw:frame presentation:style-name="pr4" draw:text-style-name="P1" draw:layer="layout" svg:width="26cm" svg:height="10cm" svg:x="1cm" svg:y="3cm" presentation:class="outline">
          <draw:text-box>
            <text:list text:style-name="L2">
              <text:list-item>
                <text:p>zeptoforth, aside from in kernel-only builds, is a preemptive multitasking system with priority scheduling. Its scheduler also attempts to balance the time allocated to each task within a given priority.</text:p>
              </text:list-item>
              <text:list-item>
                <text:p>On the Raspberry Pi Pico and other compatible RP2040-based systems zeptoforth also has support for symmetric multiprocessing combined with multitasking.</text:p>
              </text:list-item>
              <text:list-item>
                <text:p>The only exceptions to this are that attempting to write to flash once the second core is booted will result in undefined behavior, and zeptoforth can only be rebooted from the first core.</text:p>
              </text:list-item>
            </text:list>
          </draw:text-box>
        </draw:frame>
        <presentation:notes draw:style-name="dp2">
          <draw:page-thumbnail draw:style-name="gr1" draw:layer="layout" svg:width="14.848cm" svg:height="11.136cm" svg:x="3.075cm" svg:y="2.257cm" draw:page-number="3" presentation:class="page"/>
          <draw:frame presentation:style-name="pr5" draw:text-style-name="P3" draw:layer="layout" svg:width="16.799cm" svg:height="13.364cm" svg:x="2.1cm" svg:y="14.107cm" presentation:class="notes" presentation:placeholder="true">
            <draw:text-box/>
          </draw:frame>
        </presentation:notes>
      </draw:page>
      <draw:page draw:name="page4" draw:style-name="dp3" draw:master-page-name="Blue_5f_Curve1_5f_"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A Basic Demo</text:p>
          </draw:text-box>
        </draw:frame>
        <draw:frame presentation:style-name="pr4" draw:text-style-name="P1" draw:layer="layout" svg:width="26cm" svg:height="10cm" svg:x="1cm" svg:y="3cm" presentation:class="outline" presentation:user-transformed="true">
          <draw:text-box>
            <text:list text:style-name="L2">
              <text:list-item>
                <text:p>Before we get into things, a basic demo program for zeptoforth on the Raspberry Pi Pico:</text:p>
                <text:p><text:span text:style-name="T2">task import</text:span></text:p>
                <text:p><text:span text:style-name="T2">led import</text:span></text:p>
                <text:p><text:span text:style-name="T2">: init-test ( -- )</text:span></text:p>
                <text:list>
                  <text:list-header>
                    <text:p><text:span text:style-name="T2">0 [: begin led-toggle 750 ms again ;] 320 128 512 1 spawn-on-core run</text:span></text:p>
                    <text:p text:style-name="P4"><text:span text:style-name="T3">150 ms 0 [: begin led-</text:span><text:span text:style-name="T2">toggle 600 ms again ;] 320 128 512 0 spawn-on-core run ;</text:span></text:p>
                  </text:list-header>
                </text:list>
              </text:list-item>
              <text:list-item>
                <text:p>This toggles the LED attached to the MCU at two different rates simultaneously from two different cores.</text:p>
              </text:list-item>
            </text:list>
          </draw:text-box>
        </draw:frame>
        <presentation:notes draw:style-name="dp2">
          <draw:page-thumbnail draw:style-name="gr1" draw:layer="layout" svg:width="14.848cm" svg:height="11.136cm" svg:x="3.075cm" svg:y="2.257cm" draw:page-number="4" presentation:class="page"/>
          <draw:frame presentation:style-name="pr5" draw:text-style-name="P2" draw:layer="layout" svg:width="16.799cm" svg:height="13.364cm" svg:x="2.1cm" svg:y="14.107cm" presentation:class="notes" presentation:placeholder="true">
            <draw:text-box/>
          </draw:frame>
        </presentation:notes>
      </draw:page>
      <draw:page draw:name="page5" draw:style-name="dp3" draw:master-page-name="Blue_5f_Curve1_5f_"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A Basic Demo (cont'd)</text:p>
          </draw:text-box>
        </draw:frame>
        <draw:frame presentation:style-name="pr4" draw:text-style-name="P1" draw:layer="layout" svg:width="26cm" svg:height="10cm" svg:x="1cm" svg:y="3cm" presentation:class="outline" presentation:user-transformed="true">
          <draw:text-box>
            <text:list text:style-name="L2">
              <text:list-item>
                <text:p>Some video of the previous:</text:p>
              </text:list-item>
            </text:list>
          </draw:text-box>
        </draw:frame>
        <draw:frame draw:style-name="standard" draw:layer="layout" svg:width="6.116cm" svg:height="10.872cm" svg:x="16.109cm" svg:y="2.54cm">
          <draw:plugin xlink:href="Media/blinker.mp4"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1" draw:layer="layout" svg:width="14.848cm" svg:height="11.136cm" svg:x="3.075cm" svg:y="2.257cm" draw:page-number="5" presentation:class="page"/>
          <draw:frame presentation:style-name="pr5" draw:text-style-name="P2" draw:layer="layout" svg:width="16.799cm" svg:height="13.364cm" svg:x="2.1cm" svg:y="14.107cm" presentation:class="notes" presentation:placeholder="true">
            <draw:text-box/>
          </draw:frame>
        </presentation:notes>
      </draw:page>
      <draw:page draw:name="page6" draw:style-name="dp3" draw:master-page-name="Blue_5f_Curve1_5f_" presentation:presentation-page-layout-name="AL2T1" presentation:use-date-time-name="dtd1">
        <office:forms form:automatic-focus="false" form:apply-design-mode="false"/>
        <draw:frame presentation:style-name="pr6" draw:text-style-name="P1" draw:layer="layout" svg:width="26cm" svg:height="1.328cm" svg:x="1cm" svg:y="0.5cm" presentation:class="title">
          <draw:text-box>
            <text:p text:style-name="P1">Basic Multitasking Words</text:p>
          </draw:text-box>
        </draw:frame>
        <draw:frame presentation:style-name="pr7" draw:text-style-name="P1" draw:layer="layout" svg:width="26cm" svg:height="10cm" svg:x="1cm" svg:y="3cm" presentation:class="outline" presentation:user-transformed="true">
          <draw:text-box>
            <text:list text:style-name="L2">
              <text:list-item>
                <text:p text:style-name="P1">These words are in the <text:span text:style-name="T4">forth</text:span> module:</text:p>
              </text:list-item>
              <text:list-item>
                <text:p text:style-name="P1"><text:span text:style-name="T4">pause ( -- )</text:span></text:p>
              </text:list-item>
              <text:list-item>
                <text:p text:style-name="P1">This relinquishes control of the current core by the current task to the next task that is ready to execute on it.</text:p>
              </text:list-item>
              <text:list-item>
                <text:p text:style-name="P1"><text:span text:style-name="T4">ms ( ms -- )</text:span></text:p>
              </text:list-item>
              <text:list-item>
                <text:p text:style-name="P1">This temporarily halts the execution of the current task for the specified number of milliseconds.</text:p>
              </text:list-item>
              <text:list-item>
                <text:p text:style-name="P5"><text:span text:style-name="T4">user ( "name" -- )</text:span></text:p>
              </text:list-item>
              <text:list-item>
                <text:p text:style-name="P5">This defines a task-local variable by the given name. Note that it is only applied to tasks created after it is defined.</text:p>
              </text:list-item>
            </text:list>
          </draw:text-box>
        </draw:frame>
        <presentation:notes draw:style-name="dp2">
          <draw:page-thumbnail draw:style-name="gr1" draw:layer="layout" svg:width="14.848cm" svg:height="11.136cm" svg:x="3.075cm" svg:y="2.257cm" draw:page-number="6" presentation:class="page"/>
          <draw:frame presentation:style-name="pr8" draw:text-style-name="P2" draw:layer="layout" svg:width="16.799cm" svg:height="13.364cm" svg:x="2.1cm" svg:y="14.107cm" presentation:class="notes" presentation:placeholder="true" presentation:user-transformed="true">
            <draw:text-box/>
          </draw:frame>
        </presentation:notes>
      </draw:page>
      <draw:page draw:name="page7" draw:style-name="dp3" draw:master-page-name="Blue_5f_Curve1_5f_" presentation:presentation-page-layout-name="AL2T1" presentation:use-date-time-name="dtd1">
        <office:forms form:automatic-focus="false" form:apply-design-mode="false"/>
        <draw:frame presentation:style-name="pr6" draw:text-style-name="P1" draw:layer="layout" svg:width="26cm" svg:height="1.328cm" svg:x="1cm" svg:y="0.5cm" presentation:class="title">
          <draw:text-box>
            <text:p text:style-name="P1">Basic Multitasking Words (cont'd)</text:p>
          </draw:text-box>
        </draw:frame>
        <draw:frame presentation:style-name="pr7" draw:text-style-name="P1" draw:layer="layout" svg:width="26cm" svg:height="10cm" svg:x="1cm" svg:y="3cm" presentation:class="outline" presentation:user-transformed="true">
          <draw:text-box>
            <text:list text:style-name="L2">
              <text:list-item>
                <text:p text:style-name="P1"><text:span text:style-name="T4">cpu-count ( -- cpus )</text:span></text:p>
              </text:list-item>
              <text:list-item>
                <text:p text:style-name="P1">This returns the number of cores supported on the MCU.</text:p>
              </text:list-item>
              <text:list-item>
                <text:p text:style-name="P5"><text:span text:style-name="T4">cpu-index ( -- index )</text:span></text:p>
              </text:list-item>
              <text:list-item>
                <text:p text:style-name="P1">This returns the index of the core on which the current task is executing.</text:p>
              </text:list-item>
              <text:list-item>
                <text:p text:style-name="P1">These words are in the <text:span text:style-name="T4">task</text:span> module:</text:p>
              </text:list-item>
              <text:list-item>
                <text:p text:style-name="P1"><text:span text:style-name="T4">current-task ( -- task )</text:span></text:p>
              </text:list-item>
              <text:list-item>
                <text:p text:style-name="P1">This returns the current task.</text:p>
              </text:list-item>
            </text:list>
          </draw:text-box>
        </draw:frame>
        <presentation:notes draw:style-name="dp2">
          <draw:page-thumbnail draw:style-name="gr1" draw:layer="layout" svg:width="14.848cm" svg:height="11.136cm" svg:x="3.075cm" svg:y="2.257cm" draw:page-number="7" presentation:class="page"/>
          <draw:frame presentation:style-name="pr8" draw:text-style-name="P2" draw:layer="layout" svg:width="16.799cm" svg:height="13.364cm" svg:x="2.1cm" svg:y="14.107cm" presentation:class="notes" presentation:placeholder="true" presentation:user-transformed="true">
            <draw:text-box/>
          </draw:frame>
        </presentation:notes>
      </draw:page>
      <draw:page draw:name="page8" draw:style-name="dp3" draw:master-page-name="Blue_5f_Curve1_5f_" presentation:presentation-page-layout-name="AL2T1" presentation:use-date-time-name="dtd1">
        <office:forms form:automatic-focus="false" form:apply-design-mode="false"/>
        <draw:frame presentation:style-name="pr6" draw:text-style-name="P1" draw:layer="layout" svg:width="26cm" svg:height="1.328cm" svg:x="1cm" svg:y="0.5cm" presentation:class="title">
          <draw:text-box>
            <text:p text:style-name="P6"><text:span text:style-name="T5">Basic Multitasking Words</text:span> (cont'd)</text:p>
          </draw:text-box>
        </draw:frame>
        <draw:frame presentation:style-name="pr7" draw:text-style-name="P1" draw:layer="layout" svg:width="26cm" svg:height="10cm" svg:x="1cm" svg:y="3cm" presentation:class="outline" presentation:user-transformed="true">
          <draw:text-box>
            <text:list text:style-name="L2">
              <text:list-item>
                <text:p text:style-name="P1"><text:span text:style-name="T4">spawn ( xn … x0 count xt dsize ssize rsize -- task )</text:span></text:p>
              </text:list-item>
              <text:list-item>
                <text:p text:style-name="P1">This spawns a new task on the same core as the spawning task.</text:p>
              </text:list-item>
              <text:list-item>
                <text:p text:style-name="P1"><text:span text:style-name="T4">spawn-on-core ( xn … x0 count xt dsize ssize rssize core -- task )</text:span></text:p>
              </text:list-item>
              <text:list-item>
                <text:p text:style-name="P1">This spawns a new task on an arbitrary core.</text:p>
              </text:list-item>
              <text:list-item>
                <text:p text:style-name="P1"><text:span text:style-name="T4">run ( task – )</text:span></text:p>
              </text:list-item>
              <text:list-item>
                <text:p text:style-name="P1">This starts the execution of a task.</text:p>
              </text:list-item>
              <text:list-item>
                <text:p text:style-name="P1">Note that tasks are allocated high in RAM and subtract space from the main task's dictionary without impacting its <text:span text:style-name="T4">here</text:span> pointer.</text:p>
              </text:list-item>
            </text:list>
          </draw:text-box>
        </draw:frame>
        <presentation:notes draw:style-name="dp2">
          <draw:page-thumbnail draw:style-name="gr1" draw:layer="layout" svg:width="14.848cm" svg:height="11.136cm" svg:x="3.075cm" svg:y="2.257cm" draw:page-number="8" presentation:class="page"/>
          <draw:frame presentation:style-name="pr8" draw:text-style-name="P2" draw:layer="layout" svg:width="16.799cm" svg:height="13.364cm" svg:x="2.1cm" svg:y="14.107cm" presentation:class="notes" presentation:placeholder="true" presentation:user-transformed="true">
            <draw:text-box/>
          </draw:frame>
        </presentation:notes>
      </draw:page>
      <draw:page draw:name="page9" draw:style-name="dp3" draw:master-page-name="Blue_5f_Curve1" presentation:presentation-page-layout-name="AL2T1" presentation:use-date-time-name="dtd1">
        <office:forms form:automatic-focus="false" form:apply-design-mode="false"/>
        <draw:frame presentation:style-name="pr9" draw:text-style-name="P1" draw:layer="layout" svg:width="26cm" svg:height="1.328cm" svg:x="1cm" svg:y="0.5cm" presentation:class="title">
          <draw:text-box>
            <text:p>Task Creation (cont'd)</text:p>
          </draw:text-box>
        </draw:frame>
        <draw:frame presentation:style-name="pr10" draw:text-style-name="P1" draw:layer="layout" svg:width="26cm" svg:height="10cm" svg:x="1cm" svg:y="3cm" presentation:class="outline" presentation:user-transformed="true">
          <draw:text-box>
            <text:list text:style-name="L2">
              <text:list-item>
                <text:p>An example of task creation on the second core of the RP2040:</text:p>
                <text:p><text:span text:style-name="T2">task import</text:span></text:p>
                <text:p><text:span text:style-name="T2">: init-test ( -- )</text:span></text:p>
                <text:list>
                  <text:list-header>
                    <text:p><text:span text:style-name="T2">0 [: begin ." *" 1000 ms again ;] 320 128 512 1 spawn-on-core run ;</text:span></text:p>
                  </text:list-header>
                </text:list>
              </text:list-item>
              <text:list-item>
                <text:p>This creates and starts a task on the second core which prints an asterisk once every second which has a dictionary of 320 bytes (including user variables), a data stack of 128 bytes, and a return stack of 512 bytes (including nested interrupts and multitasker state).</text:p>
              </text:list-item>
            </text:list>
          </draw:text-box>
        </draw:frame>
        <presentation:notes draw:style-name="dp2">
          <draw:page-thumbnail draw:style-name="gr1" draw:layer="layout" svg:width="14.848cm" svg:height="11.136cm" svg:x="3.075cm" svg:y="2.257cm" draw:page-number="9" presentation:class="page"/>
          <draw:frame presentation:style-name="pr11" draw:text-style-name="P2" draw:layer="layout" svg:width="16.799cm" svg:height="13.364cm" svg:x="2.1cm" svg:y="14.107cm" presentation:class="notes" presentation:placeholder="true">
            <draw:text-box/>
          </draw:frame>
        </presentation:notes>
      </draw:page>
      <draw:page draw:name="page10" draw:style-name="dp3" draw:master-page-name="Blue_5f_Curve1" presentation:presentation-page-layout-name="AL2T1" presentation:use-date-time-name="dtd1">
        <office:forms form:automatic-focus="false" form:apply-design-mode="false"/>
        <draw:frame presentation:style-name="pr9" draw:text-style-name="P1" draw:layer="layout" svg:width="26cm" svg:height="1.328cm" svg:x="1cm" svg:y="0.5cm" presentation:class="title">
          <draw:text-box>
            <text:p>Priority</text:p>
          </draw:text-box>
        </draw:frame>
        <draw:frame presentation:style-name="pr10" draw:text-style-name="P1" draw:layer="layout" svg:width="26cm" svg:height="10cm" svg:x="1cm" svg:y="3cm" presentation:class="outline" presentation:user-transformed="true">
          <draw:text-box>
            <text:list text:style-name="L2">
              <text:list-item>
                <text:p>Each task is assigned a priority, with higher priorities being assigned a higher value and lower priorities being assigned a lower value. Valid priorities range from -32768 to 32767. Tasks default to priority 0. Note that except when resolving priority inversion, only tasks of the highest priority that can run will run.</text:p>
              </text:list-item>
              <text:list-item>
                <text:p text:style-name="P5">These words are in the <text:span text:style-name="T4">task</text:span> module:</text:p>
              </text:list-item>
              <text:list-item>
                <text:p><text:span text:style-name="T4">task-priority! ( priority task -- )</text:span></text:p>
              </text:list-item>
              <text:list-item>
                <text:p>This sets a task's priority.</text:p>
              </text:list-item>
              <text:list-item>
                <text:p><text:span text:style-name="T4">task-priority@ ( task -- priority )</text:span></text:p>
              </text:list-item>
              <text:list-item>
                <text:p>This gets a task's priority.</text:p>
              </text:list-item>
            </text:list>
          </draw:text-box>
        </draw:frame>
        <presentation:notes draw:style-name="dp2">
          <draw:page-thumbnail draw:style-name="gr1" draw:layer="layout" svg:width="14.848cm" svg:height="11.136cm" svg:x="3.075cm" svg:y="2.257cm" draw:page-number="10" presentation:class="page"/>
          <draw:frame presentation:style-name="pr11" draw:text-style-name="P2" draw:layer="layout" svg:width="16.799cm" svg:height="13.364cm" svg:x="2.1cm" svg:y="14.107cm" presentation:class="notes" presentation:placeholder="true">
            <draw:text-box/>
          </draw:frame>
        </presentation:notes>
      </draw:page>
      <draw:page draw:name="page11" draw:style-name="dp3" draw:master-page-name="Blue_5f_Curve1_5f_"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 text:style-name="P7">Priority (cont'd)</text:p>
          </draw:text-box>
        </draw:frame>
        <draw:frame presentation:style-name="pr4" draw:text-style-name="P1" draw:layer="layout" svg:width="26cm" svg:height="10cm" svg:x="1cm" svg:y="3cm" presentation:class="outline" presentation:user-transformed="true">
          <draw:text-box>
            <text:list text:style-name="L2">
              <text:list-item>
                <text:p>The following code illustrates the use of priorities:</text:p>
                <text:p text:style-name="P8"><text:span text:style-name="T2">task import</text:span></text:p>
                <text:p text:style-name="P8"><text:span text:style-name="T2">: init-test ( -- )</text:span></text:p>
                <text:list>
                  <text:list-header>
                    <text:p text:style-name="P8"><text:span text:style-name="T2">0 [: begin ." *" 250 ms again ;]</text:span></text:p>
                    <text:p text:style-name="P8"><text:span text:style-name="T2">320 128 512 spawn 0 over task-priority! run</text:span></text:p>
                    <text:p text:style-name="P9"><text:span text:style-name="T2">0 [: begin 10 0 ?do ." x" 100000 0 ?do loop loop 4000 ms again ;]</text:span></text:p>
                    <text:p text:style-name="P8"><text:span text:style-name="T2">320 128 512 spawn 1 over task-priority! run ;</text:span></text:p>
                  </text:list-header>
                </text:list>
              </text:list-item>
              <text:list-item>
                <text:p text:style-name="P10">This prints alternating sequences of '*' and 'x'; when the higher priority task is printing 'x's, the lower priority task which prints '*'s cannot execute.</text:p>
              </text:list-item>
              <text:list-item>
                <text:p text:style-name="P10">Note that priorities operate on a per core-basis.</text:p>
              </text:list-item>
            </text:list>
          </draw:text-box>
        </draw:frame>
        <presentation:notes draw:style-name="dp4">
          <office:forms form:automatic-focus="false" form:apply-design-mode="false"/>
          <draw:page-thumbnail draw:style-name="gr1" draw:layer="layout" svg:width="14.848cm" svg:height="11.136cm" svg:x="3.075cm" svg:y="2.257cm" draw:page-number="11" presentation:class="page"/>
          <draw:frame presentation:style-name="pr5" draw:text-style-name="P2" draw:layer="layout" svg:width="16.799cm" svg:height="13.364cm" svg:x="2.1cm" svg:y="14.107cm" presentation:class="notes" presentation:placeholder="true">
            <draw:text-box/>
          </draw:frame>
        </presentation:notes>
      </draw:page>
      <draw:page draw:name="page12" draw:style-name="dp3" draw:master-page-name="Blue_5f_Curve1" presentation:presentation-page-layout-name="AL2T1" presentation:use-date-time-name="dtd1">
        <office:forms form:automatic-focus="false" form:apply-design-mode="false"/>
        <draw:frame presentation:style-name="pr9" draw:text-style-name="P1" draw:layer="layout" svg:width="26cm" svg:height="1.328cm" svg:x="1cm" svg:y="0.5cm" presentation:class="title">
          <draw:text-box>
            <text:p>Timeouts</text:p>
          </draw:text-box>
        </draw:frame>
        <draw:frame presentation:style-name="pr10" draw:text-style-name="P1" draw:layer="layout" svg:width="26cm" svg:height="10cm" svg:x="1cm" svg:y="3cm" presentation:class="outline" presentation:user-transformed="true">
          <draw:text-box>
            <text:list text:style-name="L2">
              <text:list-item>
                <text:p>Blocking operations in zeptoforth have support for timeouts. Timeouts by default are off, but they may be enabled as follows:</text:p>
              </text:list-item>
              <text:list-item>
                <text:p text:style-name="P5">These words are in the <text:span text:style-name="T4">task</text:span> module:</text:p>
              </text:list-item>
              <text:list-item>
                <text:p><text:span text:style-name="T4">timeout</text:span></text:p>
              </text:list-item>
              <text:list-item>
                <text:p>This is a user variable which specifies the current timeout from the beginning of each blocking operation in 100 µs increments.</text:p>
              </text:list-item>
              <text:list-item>
                <text:p><text:span text:style-name="T4">no-timeout</text:span></text:p>
              </text:list-item>
              <text:list-item>
                <text:p><text:span text:style-name="T6">This value stands for no timeout when set as </text:span><text:span text:style-name="T4">timeout</text:span>.</text:p>
              </text:list-item>
              <text:list-item>
                <text:p><text:span text:style-name="T4">x-timed-out</text:span></text:p>
              </text:list-item>
              <text:list-item>
                <text:p>This is an exception raised when a timeout is reached.</text:p>
              </text:list-item>
            </text:list>
          </draw:text-box>
        </draw:frame>
        <presentation:notes draw:style-name="dp2">
          <draw:page-thumbnail draw:style-name="gr1" draw:layer="layout" svg:width="14.848cm" svg:height="11.136cm" svg:x="3.075cm" svg:y="2.257cm" draw:page-number="12" presentation:class="page"/>
          <draw:frame presentation:style-name="pr11" draw:text-style-name="P2" draw:layer="layout" svg:width="16.799cm" svg:height="13.364cm" svg:x="2.1cm" svg:y="14.107cm" presentation:class="notes" presentation:placeholder="true">
            <draw:text-box/>
          </draw:frame>
        </presentation:notes>
      </draw:page>
      <draw:page draw:name="page13" draw:style-name="dp3" draw:master-page-name="Blue_5f_Curve1_5f_"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 text:style-name="P7">Timeouts (cont'd)</text:p>
          </draw:text-box>
        </draw:frame>
        <draw:frame presentation:style-name="pr4" draw:text-style-name="P1" draw:layer="layout" svg:width="26cm" svg:height="10cm" svg:x="1cm" svg:y="3cm" presentation:class="outline" presentation:user-transformed="true">
          <draw:text-box>
            <text:list text:style-name="L2">
              <text:list-item>
                <text:p>The following code illustrates the use of timeouts with rendezvous channels (which will be mentioned later):</text:p>
                <text:p text:style-name="P8"><text:span text:style-name="T2">task import</text:span></text:p>
                <text:p text:style-name="P8"><text:span text:style-name="T2">fchan import</text:span></text:p>
                <text:p text:style-name="P8"><text:span text:style-name="T2">fchan-size buffer: my-fchan</text:span></text:p>
                <text:p text:style-name="P8"><text:span text:style-name="T2">: init-test ( -- )</text:span></text:p>
                <text:list>
                  <text:list-header>
                    <text:p text:style-name="P8"><text:span text:style-name="T2">my-fchan init-fchan</text:span></text:p>
                    <text:p text:style-name="P8"><text:span text:style-name="T2">0 [: begin [: 10000 timeout ! my-fchan recv-fchan ;] extract-allot-cell . again ;]</text:span></text:p>
                    <text:p text:style-name="P8"><text:span text:style-name="T2">320 128 512 0 spawn-on-core run ;</text:span></text:p>
                  </text:list-header>
                </text:list>
              </text:list-item>
              <text:list-item>
                <text:p text:style-name="P10">The displays the message "block timed out" after one second passes.</text:p>
              </text:list-item>
            </text:list>
          </draw:text-box>
        </draw:frame>
        <presentation:notes draw:style-name="dp2">
          <draw:page-thumbnail draw:style-name="gr1" draw:layer="layout" svg:width="14.848cm" svg:height="11.136cm" svg:x="3.075cm" svg:y="2.257cm" draw:page-number="13" presentation:class="page"/>
          <draw:frame presentation:style-name="pr5" draw:text-style-name="P2" draw:layer="layout" svg:width="16.799cm" svg:height="13.364cm" svg:x="2.1cm" svg:y="14.107cm" presentation:class="notes" presentation:placeholder="true">
            <draw:text-box/>
          </draw:frame>
        </presentation:notes>
      </draw:page>
      <draw:page draw:name="page14" draw:style-name="dp3" draw:master-page-name="Blue_5f_Curve1" presentation:presentation-page-layout-name="AL2T1" presentation:use-date-time-name="dtd1">
        <office:forms form:automatic-focus="false" form:apply-design-mode="false"/>
        <draw:frame presentation:style-name="pr9" draw:text-style-name="P1" draw:layer="layout" svg:width="26cm" svg:height="1.328cm" svg:x="1cm" svg:y="0.5cm" presentation:class="title">
          <draw:text-box>
            <text:p>Semaphores</text:p>
          </draw:text-box>
        </draw:frame>
        <draw:frame presentation:style-name="pr10" draw:text-style-name="P1" draw:layer="layout" svg:width="26cm" svg:height="10cm" svg:x="1cm" svg:y="3cm" presentation:class="outline" presentation:user-transformed="true">
          <draw:text-box>
            <text:list text:style-name="L2">
              <text:list-item>
                <text:p>Semaphores in zeptoforth are the usual multitasking construct allowing multiple tasks to wait on events signaled by any number of tasks.</text:p>
              </text:list-item>
              <text:list-item>
                <text:p>These words are in the <text:span text:style-name="T4">sema</text:span> module:</text:p>
              </text:list-item>
              <text:list-item>
                <text:p><text:span text:style-name="T4">sema-size ( -- bytes)</text:span></text:p>
              </text:list-item>
              <text:list-item>
                <text:p>This returns the size of a semaphore in bytes.</text:p>
              </text:list-item>
              <text:list-item>
                <text:p><text:span text:style-name="T4">init-sema ( limit counter addr -- )</text:span></text:p>
              </text:list-item>
              <text:list-item>
                <text:p>This initializes a semaphore at address <text:span text:style-name="T7">addr</text:span><text:span text:style-name="T8"> with initial counter </text:span><text:span text:style-name="T7">counter</text:span><text:span text:style-name="T8"> and maximum counter limit </text:span><text:span text:style-name="T7">limit</text:span><text:span text:style-name="T8">; </text:span><text:span text:style-name="T9">no-sema-limit</text:span><text:span text:style-name="T8"> specifies an unlimited semaphore.</text:span></text:p>
              </text:list-item>
            </text:list>
          </draw:text-box>
        </draw:frame>
        <presentation:notes draw:style-name="dp2">
          <draw:page-thumbnail draw:style-name="gr1" draw:layer="layout" svg:width="14.848cm" svg:height="11.136cm" svg:x="3.075cm" svg:y="2.257cm" draw:page-number="14" presentation:class="page"/>
          <draw:frame presentation:style-name="pr11" draw:text-style-name="P2" draw:layer="layout" svg:width="16.799cm" svg:height="13.364cm" svg:x="2.1cm" svg:y="14.107cm" presentation:class="notes" presentation:placeholder="true">
            <draw:text-box/>
          </draw:frame>
        </presentation:notes>
      </draw:page>
      <draw:page draw:name="page15" draw:style-name="dp3" draw:master-page-name="Blue_5f_Curve1" presentation:presentation-page-layout-name="AL2T1" presentation:use-date-time-name="dtd1">
        <office:forms form:automatic-focus="false" form:apply-design-mode="false"/>
        <draw:frame presentation:style-name="pr9" draw:text-style-name="P1" draw:layer="layout" svg:width="26cm" svg:height="1.328cm" svg:x="1cm" svg:y="0.5cm" presentation:class="title">
          <draw:text-box>
            <text:p>Semaphores (cont'd)</text:p>
          </draw:text-box>
        </draw:frame>
        <draw:frame presentation:style-name="pr10" draw:text-style-name="P1" draw:layer="layout" svg:width="26cm" svg:height="10cm" svg:x="1cm" svg:y="3cm" presentation:class="outline">
          <draw:text-box>
            <text:list text:style-name="L2">
              <text:list-item>
                <text:p><text:span text:style-name="T4">take ( sema -- )</text:span></text:p>
              </text:list-item>
              <text:list-item>
                <text:p>This decrements the counter of semaphore <text:span text:style-name="T7">sema</text:span><text:span text:style-name="T8"> and if the counter is less than zero, block the current task until the counter becomes zero.</text:span></text:p>
              </text:list-item>
              <text:list-item>
                <text:p><text:span text:style-name="T9">give ( sema -- )</text:span></text:p>
              </text:list-item>
              <text:list-item>
                <text:p><text:span text:style-name="T8">This increments the counter of semaphore </text:span><text:span text:style-name="T7">sema</text:span><text:span text:style-name="T8"> and if the counter is less than or equal to zero afterwards, unblock the longest-blocked task waiting on the semaphore.</text:span></text:p>
              </text:list-item>
            </text:list>
          </draw:text-box>
        </draw:frame>
        <presentation:notes draw:style-name="dp2">
          <draw:page-thumbnail draw:style-name="gr1" draw:layer="layout" svg:width="14.848cm" svg:height="11.136cm" svg:x="3.075cm" svg:y="2.257cm" draw:page-number="15" presentation:class="page"/>
          <draw:frame presentation:style-name="pr11" draw:text-style-name="P2" draw:layer="layout" svg:width="16.799cm" svg:height="13.364cm" svg:x="2.1cm" svg:y="14.107cm" presentation:class="notes" presentation:placeholder="true">
            <draw:text-box/>
          </draw:frame>
        </presentation:notes>
      </draw:page>
      <draw:page draw:name="page16" draw:style-name="dp3" draw:master-page-name="Blue_5f_Curve1" presentation:presentation-page-layout-name="AL2T1" presentation:use-date-time-name="dtd1">
        <office:forms form:automatic-focus="false" form:apply-design-mode="false"/>
        <draw:frame presentation:style-name="pr9" draw:text-style-name="P1" draw:layer="layout" svg:width="26cm" svg:height="1.328cm" svg:x="1cm" svg:y="0.5cm" presentation:class="title">
          <draw:text-box>
            <text:p>Semaphores (cont'd)</text:p>
          </draw:text-box>
        </draw:frame>
        <draw:frame presentation:style-name="pr10" draw:text-style-name="P1" draw:layer="layout" svg:width="26cm" svg:height="10cm" svg:x="1cm" svg:y="3cm" presentation:class="outline" presentation:user-transformed="true">
          <draw:text-box>
            <text:list text:style-name="L2">
              <text:list-item>
                <text:p>The following code illustrates the use of semaphores across cores to print an asterisk every second:</text:p>
                <text:p text:style-name="P8"><text:span text:style-name="T2">task import</text:span></text:p>
                <text:p text:style-name="P8"><text:span text:style-name="T2">sema import</text:span></text:p>
                <text:p text:style-name="P8"><text:span text:style-name="T2">sema-size buffer: my-sema</text:span></text:p>
                <text:p text:style-name="P8"><text:span text:style-name="T2">: init-test ( -- )</text:span></text:p>
                <text:list>
                  <text:list-header>
                    <text:p text:style-name="P8"><text:span text:style-name="T2">1 0 my-sema init-sema \ This is a binary semaphore, as indicated by the limit of 1</text:span></text:p>
                    <text:p text:style-name="P8"><text:span text:style-name="T2">0 [: begin my-sema take ." *" again ;] 320 128 512 0 spawn-on-core run</text:span></text:p>
                    <text:p text:style-name="P8"><text:span text:style-name="T2">0 [: begin my-sema give 1000 ms again ;] 320 128 512 1 spawn-on-core run ;</text:span></text:p>
                  </text:list-header>
                </text:list>
              </text:list-item>
            </text:list>
          </draw:text-box>
        </draw:frame>
        <presentation:notes draw:style-name="dp2">
          <draw:page-thumbnail draw:style-name="gr1" draw:layer="layout" svg:width="14.848cm" svg:height="11.136cm" svg:x="3.075cm" svg:y="2.257cm" draw:page-number="16" presentation:class="page"/>
          <draw:frame presentation:style-name="pr11" draw:text-style-name="P2" draw:layer="layout" svg:width="16.799cm" svg:height="13.364cm" svg:x="2.1cm" svg:y="14.107cm" presentation:class="notes" presentation:placeholder="true">
            <draw:text-box/>
          </draw:frame>
        </presentation:notes>
      </draw:page>
      <draw:page draw:name="page17" draw:style-name="dp3" draw:master-page-name="Blue_5f_Curve1" presentation:presentation-page-layout-name="AL2T1" presentation:use-date-time-name="dtd1">
        <office:forms form:automatic-focus="false" form:apply-design-mode="false"/>
        <draw:frame presentation:style-name="pr9" draw:text-style-name="P1" draw:layer="layout" svg:width="26cm" svg:height="1.328cm" svg:x="1cm" svg:y="0.5cm" presentation:class="title">
          <draw:text-box>
            <text:p>Notifications</text:p>
          </draw:text-box>
        </draw:frame>
        <draw:frame presentation:style-name="pr10" draw:text-style-name="P1" draw:layer="layout" svg:width="26cm" svg:height="10cm" svg:x="1cm" svg:y="3cm" presentation:class="outline">
          <draw:text-box>
            <text:list text:style-name="L2">
              <text:list-item>
                <text:p>Notifications in zeptoforth are a lightweight data transfer/synchronization construct; they differ from semaphores in having the advantages of that they are capable of higher performance than semaphores and they store single cells of data in mailboxes (with a limit of 32 mailboxes per task) that can be updated when tasks are notified, while having the disadvantages of that only a single task can be notified at a time and that potential wakeups can be lost if multiple notifications arrive at a task in close succession or while a task is not waiting for any notifications.</text:p>
              </text:list-item>
            </text:list>
          </draw:text-box>
        </draw:frame>
        <presentation:notes draw:style-name="dp2">
          <draw:page-thumbnail draw:style-name="gr1" draw:layer="layout" svg:width="14.848cm" svg:height="11.136cm" svg:x="3.075cm" svg:y="2.257cm" draw:page-number="17" presentation:class="page"/>
          <draw:frame presentation:style-name="pr11" draw:text-style-name="P2" draw:layer="layout" svg:width="16.799cm" svg:height="13.364cm" svg:x="2.1cm" svg:y="14.107cm" presentation:class="notes" presentation:placeholder="true">
            <draw:text-box/>
          </draw:frame>
        </presentation:notes>
      </draw:page>
      <draw:page draw:name="page18" draw:style-name="dp3" draw:master-page-name="Blue_5f_Curve1" presentation:presentation-page-layout-name="AL2T1" presentation:use-date-time-name="dtd1">
        <office:forms form:automatic-focus="false" form:apply-design-mode="false"/>
        <draw:frame presentation:style-name="pr9" draw:text-style-name="P1" draw:layer="layout" svg:width="26cm" svg:height="1.328cm" svg:x="1cm" svg:y="0.5cm" presentation:class="title">
          <draw:text-box>
            <text:p>Notifications (cont'd)</text:p>
          </draw:text-box>
        </draw:frame>
        <draw:frame presentation:style-name="pr10" draw:text-style-name="P1" draw:layer="layout" svg:width="26cm" svg:height="10cm" svg:x="1cm" svg:y="3cm" presentation:class="outline">
          <draw:text-box>
            <text:list text:style-name="L2">
              <text:list-item>
                <text:p>These words are in module <text:span text:style-name="T4">task</text:span>:</text:p>
              </text:list-item>
              <text:list-item>
                <text:p><text:span text:style-name="T4">config-notify ( mailbox-addr mailbox-count task -- )</text:span></text:p>
              </text:list-item>
              <text:list-item>
                <text:p>This initializes notifications for a specified task, including both the size of the task's mailbox space in cells and its address.</text:p>
              </text:list-item>
              <text:list-item>
                <text:p><text:span text:style-name="T4">wait-notify ( mailbox -- x )</text:span></text:p>
              </text:list-item>
              <text:list-item>
                <text:p>This waits for a notification on a specified mailbox of the current task and then, once the notification is received or if a notification had been received already, returns the contents that mailbox.</text:p>
              </text:list-item>
            </text:list>
          </draw:text-box>
        </draw:frame>
        <presentation:notes draw:style-name="dp2">
          <draw:page-thumbnail draw:style-name="gr1" draw:layer="layout" svg:width="14.848cm" svg:height="11.136cm" svg:x="3.075cm" svg:y="2.257cm" draw:page-number="18" presentation:class="page"/>
          <draw:frame presentation:style-name="pr11" draw:text-style-name="P2" draw:layer="layout" svg:width="16.799cm" svg:height="13.364cm" svg:x="2.1cm" svg:y="14.107cm" presentation:class="notes" presentation:placeholder="true">
            <draw:text-box/>
          </draw:frame>
        </presentation:notes>
      </draw:page>
      <draw:page draw:name="page19" draw:style-name="dp3" draw:master-page-name="Blue_5f_Curve1" presentation:presentation-page-layout-name="AL2T1" presentation:use-date-time-name="dtd1">
        <office:forms form:automatic-focus="false" form:apply-design-mode="false"/>
        <draw:frame presentation:style-name="pr9" draw:text-style-name="P1" draw:layer="layout" svg:width="26cm" svg:height="1.328cm" svg:x="1cm" svg:y="0.5cm" presentation:class="title">
          <draw:text-box>
            <text:p>Notifications (cont'd)</text:p>
          </draw:text-box>
        </draw:frame>
        <draw:frame presentation:style-name="pr10" draw:text-style-name="P1" draw:layer="layout" svg:width="26cm" svg:height="10cm" svg:x="1cm" svg:y="3cm" presentation:class="outline" presentation:user-transformed="true">
          <draw:text-box>
            <text:list text:style-name="L2">
              <text:list-item>
                <text:p><text:span text:style-name="T4">notify ( mailbox task -- )</text:span></text:p>
              </text:list-item>
              <text:list-item>
                <text:p text:style-name="P11">This notifies a task on a mailbox without updating the mailbox.</text:p>
              </text:list-item>
              <text:list-item>
                <text:p><text:span text:style-name="T4">notify-set ( x mailbox task -- )</text:span></text:p>
              </text:list-item>
              <text:list-item>
                <text:p text:style-name="P11">This notifies a task on a mailbox while setting the mailbox to a fixed value.</text:p>
              </text:list-item>
              <text:list-item>
                <text:p><text:span text:style-name="T4">notify-update ( xt mailbox task -- )</text:span></text:p>
              </text:list-item>
              <text:list-item>
                <text:p>This notifies a task on a mailbox while using an <text:span text:style-name="T7">xt</text:span><text:span text:style-name="T8"> to mutate the value of the mailbox. Note that said </text:span><text:span text:style-name="T7">xt</text:span><text:span text:style-name="T8"> should not carry out any operations that affect the state of the multitasker, including any IO.</text:span></text:p>
              </text:list-item>
            </text:list>
          </draw:text-box>
        </draw:frame>
        <presentation:notes draw:style-name="dp2">
          <draw:page-thumbnail draw:style-name="gr1" draw:layer="layout" svg:width="14.848cm" svg:height="11.136cm" svg:x="3.075cm" svg:y="2.257cm" draw:page-number="19" presentation:class="page"/>
          <draw:frame presentation:style-name="pr11" draw:text-style-name="P2" draw:layer="layout" svg:width="16.799cm" svg:height="13.364cm" svg:x="2.1cm" svg:y="14.107cm" presentation:class="notes" presentation:placeholder="true">
            <draw:text-box/>
          </draw:frame>
        </presentation:notes>
      </draw:page>
      <draw:page draw:name="page20" draw:style-name="dp3" draw:master-page-name="Blue_5f_Curve1_5f_"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Notifications (cont'd)</text:p>
          </draw:text-box>
        </draw:frame>
        <draw:frame presentation:style-name="pr4" draw:text-style-name="P1" draw:layer="layout" svg:width="26cm" svg:height="10cm" svg:x="1cm" svg:y="3cm" presentation:class="outline" presentation:user-transformed="true">
          <draw:text-box>
            <text:list text:style-name="L2">
              <text:list-item>
                <text:p><text:span text:style-name="T4">mailbox@ ( mailbox task -- x )</text:span></text:p>
              </text:list-item>
              <text:list-item>
                <text:p text:style-name="P11">This gets the value of a mailbox on a task without blocking.</text:p>
              </text:list-item>
              <text:list-item>
                <text:p><text:span text:style-name="T4">mailbox! ( x mailbox task -- )</text:span></text:p>
              </text:list-item>
              <text:list-item>
                <text:p text:style-name="P11">This sets the value of a mailbox on a task without notifying the task.</text:p>
              </text:list-item>
            </text:list>
          </draw:text-box>
        </draw:frame>
        <presentation:notes draw:style-name="dp2">
          <draw:page-thumbnail draw:style-name="gr1" draw:layer="layout" svg:width="14.848cm" svg:height="11.136cm" svg:x="3.075cm" svg:y="2.257cm" draw:page-number="20" presentation:class="page"/>
          <draw:frame presentation:style-name="pr5" draw:text-style-name="P2" draw:layer="layout" svg:width="16.799cm" svg:height="13.364cm" svg:x="2.1cm" svg:y="14.107cm" presentation:class="notes" presentation:placeholder="true">
            <draw:text-box/>
          </draw:frame>
        </presentation:notes>
      </draw:page>
      <draw:page draw:name="page21" draw:style-name="dp3" draw:master-page-name="Blue_5f_Curve1_5f_"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 text:style-name="P7">Notifications (cont'd)</text:p>
          </draw:text-box>
        </draw:frame>
        <draw:frame presentation:style-name="pr4" draw:text-style-name="P1" draw:layer="layout" svg:width="26cm" svg:height="10cm" svg:x="1cm" svg:y="3cm" presentation:class="outline" presentation:user-transformed="true">
          <draw:text-box>
            <text:list text:style-name="L2">
              <text:list-item>
                <text:p>The following code illustrates the use of notifications across cores to count each second:</text:p>
                <text:p text:style-name="P8"><text:span text:style-name="T2">task import</text:span></text:p>
                <text:p text:style-name="P8"><text:span text:style-name="T2">1 constant notify-count</text:span></text:p>
                <text:p text:style-name="P8"><text:span text:style-name="T2">notify-count cells buffer: notify-area</text:span></text:p>
                <text:p text:style-name="P8"><text:span text:style-name="T2">variable notified-task</text:span></text:p>
                <text:p text:style-name="P8"><text:span text:style-name="T2">: init-test ( -- )</text:span></text:p>
                <text:list>
                  <text:list-header>
                    <text:p text:style-name="P8"><text:span text:style-name="T2">0 [: begin 0 wait-notify . again ;] 320 128 512 0 spawn-on-core notified-task !</text:span></text:p>
                    <text:p text:style-name="P8"><text:span text:style-name="T2">notify-area notify-count notified-task @ config-notify -1 0 notified-task @ mailbox!</text:span></text:p>
                    <text:p text:style-name="P8"><text:span text:style-name="T2">notified-task @ run</text:span></text:p>
                    <text:p text:style-name="P8"><text:span text:style-name="T2">0 [: begin ['] 1+ 0 notified-task @ notify-update 1000 ms again ;]</text:span></text:p>
                    <text:p text:style-name="P8"><text:span text:style-name="T2">320 128 512 1 spawn-on-core run ;</text:span></text:p>
                  </text:list-header>
                </text:list>
              </text:list-item>
            </text:list>
          </draw:text-box>
        </draw:frame>
        <presentation:notes draw:style-name="dp2">
          <draw:page-thumbnail draw:style-name="gr1" draw:layer="layout" svg:width="14.848cm" svg:height="11.136cm" svg:x="3.075cm" svg:y="2.257cm" draw:page-number="21" presentation:class="page"/>
          <draw:frame presentation:style-name="pr5" draw:text-style-name="P2" draw:layer="layout" svg:width="16.799cm" svg:height="13.364cm" svg:x="2.1cm" svg:y="14.107cm" presentation:class="notes" presentation:placeholder="true">
            <draw:text-box/>
          </draw:frame>
        </presentation:notes>
      </draw:page>
      <draw:page draw:name="page22" draw:style-name="dp3" draw:master-page-name="Blue_5f_Curve1_5f_"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Locks</text:p>
          </draw:text-box>
        </draw:frame>
        <draw:frame presentation:style-name="pr4" draw:text-style-name="P1" draw:layer="layout" svg:width="26cm" svg:height="10cm" svg:x="1cm" svg:y="3cm" presentation:class="outline">
          <draw:text-box>
            <text:list text:style-name="L2">
              <text:list-item>
                <text:p>Locks in zeptoforth are self-explanatory. They are non-recursive (so do not lock a lock you have already locked), and they have support for priority inheritance to resolve priority inversion.</text:p>
              </text:list-item>
              <text:list-item>
                <text:p>These words are in the <text:span text:style-name="T4">lock</text:span> module:</text:p>
              </text:list-item>
              <text:list-item>
                <text:p><text:span text:style-name="T4">lock-size ( -- bytes )</text:span></text:p>
              </text:list-item>
              <text:list-item>
                <text:p>This is the size of a lock in bytes.</text:p>
              </text:list-item>
              <text:list-item>
                <text:p><text:span text:style-name="T4">init-lock ( addr -- )</text:span></text:p>
              </text:list-item>
              <text:list-item>
                <text:p>This initializes a lock at address <text:span text:style-name="T7">addr</text:span><text:span text:style-name="T8">.</text:span></text:p>
              </text:list-item>
            </text:list>
          </draw:text-box>
        </draw:frame>
        <presentation:notes draw:style-name="dp2">
          <draw:page-thumbnail draw:style-name="gr1" draw:layer="layout" svg:width="14.848cm" svg:height="11.136cm" svg:x="3.075cm" svg:y="2.257cm" draw:page-number="22" presentation:class="page"/>
          <draw:frame presentation:style-name="pr5" draw:text-style-name="P2" draw:layer="layout" svg:width="16.799cm" svg:height="13.364cm" svg:x="2.1cm" svg:y="14.107cm" presentation:class="notes" presentation:placeholder="true">
            <draw:text-box/>
          </draw:frame>
        </presentation:notes>
      </draw:page>
      <draw:page draw:name="page23" draw:style-name="dp3" draw:master-page-name="Blue_5f_Curve1_5f_"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Locks (cont'd)</text:p>
          </draw:text-box>
        </draw:frame>
        <draw:frame presentation:style-name="pr4" draw:text-style-name="P1" draw:layer="layout" svg:width="26cm" svg:height="10cm" svg:x="1cm" svg:y="3cm" presentation:class="outline" presentation:user-transformed="true">
          <draw:text-box>
            <text:list text:style-name="L2">
              <text:list-item>
                <text:p><text:span text:style-name="T4">lock ( lock -- )</text:span></text:p>
              </text:list-item>
              <text:list-item>
                <text:p>This claims <text:span text:style-name="T7">lock</text:span> if it is not already locked, and if it is, block the current task until all previously-locking tasks have released <text:span text:style-name="T7">lock</text:span> and then claim <text:span text:style-name="T7">lock</text:span>.</text:p>
              </text:list-item>
              <text:list-item>
                <text:p><text:span text:style-name="T4">unlock ( lock -- )</text:span></text:p>
              </text:list-item>
              <text:list-item>
                <text:p>This releases <text:span text:style-name="T7">lock</text:span><text:span text:style-name="T8">, which has been</text:span> claimed by the current task.</text:p>
              </text:list-item>
              <text:list-item>
                <text:p text:style-name="P11"><text:span text:style-name="T4">with-lock ( xt lock -- )</text:span></text:p>
              </text:list-item>
              <text:list-item>
                <text:p text:style-name="P11">This claims <text:span text:style-name="T7">lock</text:span><text:span text:style-name="T8">, blocking if necessary, execute </text:span><text:span text:style-name="T7">xt</text:span><text:span text:style-name="T8">, and then release </text:span><text:span text:style-name="T7">lock</text:span><text:span text:style-name="T8">; if an uncaught exception occurs in </text:span><text:span text:style-name="T7">xt</text:span><text:span text:style-name="T8">, release </text:span><text:span text:style-name="T7">lock</text:span><text:span text:style-name="T8"> and then re-raise the exception.</text:span></text:p>
              </text:list-item>
            </text:list>
          </draw:text-box>
        </draw:frame>
        <presentation:notes draw:style-name="dp2">
          <draw:page-thumbnail draw:style-name="gr1" draw:layer="layout" svg:width="14.848cm" svg:height="11.136cm" svg:x="3.075cm" svg:y="2.257cm" draw:page-number="23" presentation:class="page"/>
          <draw:frame presentation:style-name="pr5" draw:text-style-name="P2" draw:layer="layout" svg:width="16.799cm" svg:height="13.364cm" svg:x="2.1cm" svg:y="14.107cm" presentation:class="notes" presentation:placeholder="true">
            <draw:text-box/>
          </draw:frame>
        </presentation:notes>
      </draw:page>
      <draw:page draw:name="page24" draw:style-name="dp3" draw:master-page-name="Blue_5f_Curve1_5f_"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 text:style-name="P7">Locks (cont'd)</text:p>
          </draw:text-box>
        </draw:frame>
        <draw:frame presentation:style-name="pr4" draw:text-style-name="P1" draw:layer="layout" svg:width="26cm" svg:height="10cm" svg:x="1cm" svg:y="3cm" presentation:class="outline" presentation:user-transformed="true">
          <draw:text-box>
            <text:list text:style-name="L2">
              <text:list-item>
                <text:p>The following code illustrates the use of locks to protect IO across cores:</text:p>
                <text:p text:style-name="P8"><text:span text:style-name="T2">task import</text:span></text:p>
                <text:p text:style-name="P8"><text:span text:style-name="T2">lock import</text:span></text:p>
              </text:list-item>
              <text:list-item>
                <text:p text:style-name="P8"><text:span text:style-name="T2">lock-size buffer: my-lock</text:span></text:p>
                <text:p text:style-name="P8"><text:span text:style-name="T2">: init-test ( -- )</text:span></text:p>
                <text:list>
                  <text:list-header>
                    <text:p text:style-name="P8"><text:span text:style-name="T2">my-lock init-lock</text:span></text:p>
                    <text:p text:style-name="P8"><text:span text:style-name="T2">0 [: begin [: $100 0 ?do i h.2 space loop ;] my-lock with-lock again ;]</text:span></text:p>
                  </text:list-header>
                  <text:list-item>
                    <text:p text:style-name="P8"><text:span text:style-name="T2">320 128 512 0 spawn-on-core run</text:span></text:p>
                    <text:p text:style-name="P8"><text:span text:style-name="T2">0 [: begin [: 100 0 ?do i . loop ;] my-lock with-lock again ;]</text:span></text:p>
                    <text:p text:style-name="P8"><text:span text:style-name="T2">320 128 512 1 spawn-on-core run ;</text:span></text:p>
                  </text:list-item>
                </text:list>
              </text:list-item>
            </text:list>
          </draw:text-box>
        </draw:frame>
        <presentation:notes draw:style-name="dp2">
          <draw:page-thumbnail draw:style-name="gr1" draw:layer="layout" svg:width="14.848cm" svg:height="11.136cm" svg:x="3.075cm" svg:y="2.257cm" draw:page-number="24" presentation:class="page"/>
          <draw:frame presentation:style-name="pr5" draw:text-style-name="P2" draw:layer="layout" svg:width="16.799cm" svg:height="13.364cm" svg:x="2.1cm" svg:y="14.107cm" presentation:class="notes" presentation:placeholder="true">
            <draw:text-box/>
          </draw:frame>
        </presentation:notes>
      </draw:page>
      <draw:page draw:name="page25" draw:style-name="dp3" draw:master-page-name="Blue_5f_Curve1_5f_"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Queue Channels</text:p>
          </draw:text-box>
        </draw:frame>
        <draw:frame presentation:style-name="pr4" draw:text-style-name="P1" draw:layer="layout" svg:width="26cm" svg:height="10cm" svg:x="1cm" svg:y="3cm" presentation:class="outline">
          <draw:text-box>
            <text:list text:style-name="L2">
              <text:list-item>
                <text:p>Queue channels in zeptoforth are simple queues consisting of a fixed number of fixed-sized slots for messages that are shared between tasks. Sending to a full queue channel will block the current task until another task receives at least one message from the queue channel, and receiving from an empty queue channel will block the current task until another task sends at least message to the queue channel.</text:p>
              </text:list-item>
              <text:list-item>
                <text:p>Note that larger queue channels can achieve significantly greater bandwidth than smaller queue channels, at the expense of increased latency.</text:p>
              </text:list-item>
            </text:list>
          </draw:text-box>
        </draw:frame>
        <presentation:notes draw:style-name="dp2">
          <draw:page-thumbnail draw:style-name="gr1" draw:layer="layout" svg:width="14.848cm" svg:height="11.136cm" svg:x="3.075cm" svg:y="2.257cm" draw:page-number="25" presentation:class="page"/>
          <draw:frame presentation:style-name="pr5" draw:text-style-name="P2" draw:layer="layout" svg:width="16.799cm" svg:height="13.364cm" svg:x="2.1cm" svg:y="14.107cm" presentation:class="notes" presentation:placeholder="true">
            <draw:text-box/>
          </draw:frame>
        </presentation:notes>
      </draw:page>
      <draw:page draw:name="page26" draw:style-name="dp3" draw:master-page-name="Blue_5f_Curve1_5f_"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Queue Channels (cont'd)</text:p>
          </draw:text-box>
        </draw:frame>
        <draw:frame presentation:style-name="pr4" draw:text-style-name="P1" draw:layer="layout" svg:width="26cm" svg:height="10cm" svg:x="1cm" svg:y="3cm" presentation:class="outline">
          <draw:text-box>
            <text:list text:style-name="L2">
              <text:list-item>
                <text:p>These words are in the <text:span text:style-name="T4">chan</text:span> module:</text:p>
              </text:list-item>
              <text:list-item>
                <text:p><text:span text:style-name="T4">chan-size ( bytes count -- bytes )</text:span></text:p>
              </text:list-item>
              <text:list-item>
                <text:p>This is the size of a queue channel that may contain up to <text:span text:style-name="T7">count</text:span><text:span text:style-name="T8"> messages of size </text:span><text:span text:style-name="T7">bytes</text:span>.</text:p>
              </text:list-item>
              <text:list-item>
                <text:p><text:span text:style-name="T4">init-chan ( bytes count addr -- )</text:span></text:p>
              </text:list-item>
              <text:list-item>
                <text:p>This initializes a queue channel at address <text:span text:style-name="T7">addr</text:span><text:span text:style-name="T8"> that may contain up to </text:span><text:span text:style-name="T7">count</text:span><text:span text:style-name="T8"> messages of size </text:span><text:span text:style-name="T7">bytes</text:span><text:span text:style-name="T8">.</text:span></text:p>
              </text:list-item>
            </text:list>
          </draw:text-box>
        </draw:frame>
        <presentation:notes draw:style-name="dp2">
          <draw:page-thumbnail draw:style-name="gr1" draw:layer="layout" svg:width="14.848cm" svg:height="11.136cm" svg:x="3.075cm" svg:y="2.257cm" draw:page-number="26" presentation:class="page"/>
          <draw:frame presentation:style-name="pr5" draw:text-style-name="P2" draw:layer="layout" svg:width="16.799cm" svg:height="13.364cm" svg:x="2.1cm" svg:y="14.107cm" presentation:class="notes" presentation:placeholder="true">
            <draw:text-box/>
          </draw:frame>
        </presentation:notes>
      </draw:page>
      <draw:page draw:name="page27" draw:style-name="dp3" draw:master-page-name="Blue_5f_Curve1_5f_"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Queue Channels (cont'd)</text:p>
          </draw:text-box>
        </draw:frame>
        <draw:frame presentation:style-name="pr4" draw:text-style-name="P1" draw:layer="layout" svg:width="26cm" svg:height="10cm" svg:x="1cm" svg:y="3cm" presentation:class="outline">
          <draw:text-box>
            <text:list text:style-name="L2">
              <text:list-item>
                <text:p><text:span text:style-name="T4">send-chan ( addr bytes chan -- )</text:span></text:p>
              </text:list-item>
              <text:list-item>
                <text:p>This sends a message at address <text:span text:style-name="T7">addr</text:span><text:span text:style-name="T8"> consisting of size </text:span><text:span text:style-name="T7">bytes</text:span><text:span text:style-name="T8"> to queue channel </text:span><text:span text:style-name="T7">chan</text:span><text:span text:style-name="T8">; the message will be zero-filled or truncated depending on the queue channel element size. If the queue channel is full, block the current task until it is not full.</text:span></text:p>
              </text:list-item>
              <text:list-item>
                <text:p><text:span text:style-name="T4">recv-chan ( addr bytes chan -- recv-bytes )</text:span></text:p>
              </text:list-item>
              <text:list-item>
                <text:p>This receives a message into a buffer at address <text:span text:style-name="T7">addr</text:span><text:span text:style-name="T8"> of size </text:span><text:span text:style-name="T7">bytes</text:span><text:span text:style-name="T8"> from queue channel </text:span><text:span text:style-name="T7">chan</text:span><text:span text:style-name="T8"> and return either </text:span><text:span text:style-name="T7">bytes</text:span><text:span text:style-name="T8"> or the element size depending on which is smaller, truncating the message if necessary. If the queue channel is empty, block the current task until it is not empty.</text:span></text:p>
              </text:list-item>
            </text:list>
          </draw:text-box>
        </draw:frame>
        <presentation:notes draw:style-name="dp2">
          <draw:page-thumbnail draw:style-name="gr1" draw:layer="layout" svg:width="14.848cm" svg:height="11.136cm" svg:x="3.075cm" svg:y="2.257cm" draw:page-number="27" presentation:class="page"/>
          <draw:frame presentation:style-name="pr5" draw:text-style-name="P2" draw:layer="layout" svg:width="16.799cm" svg:height="13.364cm" svg:x="2.1cm" svg:y="14.107cm" presentation:class="notes" presentation:placeholder="true">
            <draw:text-box/>
          </draw:frame>
        </presentation:notes>
      </draw:page>
      <draw:page draw:name="page28" draw:style-name="dp3" draw:master-page-name="Blue_5f_Curve1_5f_"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 text:style-name="P7">Queue Channels (cont'd)</text:p>
          </draw:text-box>
        </draw:frame>
        <draw:frame presentation:style-name="pr4" draw:text-style-name="P1" draw:layer="layout" svg:width="26cm" svg:height="10cm" svg:x="1cm" svg:y="3cm" presentation:class="outline" presentation:user-transformed="true">
          <draw:text-box>
            <text:list text:style-name="L2">
              <text:list-item>
                <text:p>The following code illustrates the use of queue channels across cores to count each second:</text:p>
                <text:p text:style-name="P8"><text:span text:style-name="T2">task import</text:span></text:p>
                <text:p text:style-name="P8"><text:span text:style-name="T2">chan import</text:span></text:p>
                <text:p text:style-name="P8"><text:span text:style-name="T2">64 constant element-count</text:span></text:p>
                <text:p text:style-name="P8"><text:span text:style-name="T2">cell element-count chan-size buffer: my-chan</text:span></text:p>
                <text:p text:style-name="P8"><text:span text:style-name="T2">: init-test ( -- )</text:span></text:p>
                <text:list>
                  <text:list-header>
                    <text:p text:style-name="P8"><text:span text:style-name="T2">cell element-count my-chan init-chan</text:span></text:p>
                    <text:p text:style-name="P8"><text:span text:style-name="T2">0 [: begin [: my-chan recv-chan ;] extract-allot-cell . again ;]</text:span></text:p>
                  </text:list-header>
                  <text:list-item>
                    <text:p text:style-name="P8"><text:span text:style-name="T2">320 128 512 0 spawn-on-core run</text:span></text:p>
                    <text:p text:style-name="P8"><text:span text:style-name="T2">0 [: 0 begin dup [: my-chan send-chan ;] provide-allot-cell 1+ 1000 ms again ;]</text:span></text:p>
                    <text:p text:style-name="P8"><text:span text:style-name="T2">320 128 512 1 spawn-on-core run ;</text:span></text:p>
                  </text:list-item>
                </text:list>
              </text:list-item>
            </text:list>
          </draw:text-box>
        </draw:frame>
        <presentation:notes draw:style-name="dp2">
          <draw:page-thumbnail draw:style-name="gr1" draw:layer="layout" svg:width="14.848cm" svg:height="11.136cm" svg:x="3.075cm" svg:y="2.257cm" draw:page-number="28" presentation:class="page"/>
          <draw:frame presentation:style-name="pr5" draw:text-style-name="P2" draw:layer="layout" svg:width="16.799cm" svg:height="13.364cm" svg:x="2.1cm" svg:y="14.107cm" presentation:class="notes" presentation:placeholder="true">
            <draw:text-box/>
          </draw:frame>
        </presentation:notes>
      </draw:page>
      <draw:page draw:name="page29" draw:style-name="dp3" draw:master-page-name="Blue_5f_Curve1_5f_"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Rendezvous Channels</text:p>
          </draw:text-box>
        </draw:frame>
        <draw:frame presentation:style-name="pr4" draw:text-style-name="P1" draw:layer="layout" svg:width="26cm" svg:height="10cm" svg:x="1cm" svg:y="3cm" presentation:class="outline">
          <draw:text-box>
            <text:list text:style-name="L2">
              <text:list-item>
                <text:p>Rendezvous channels (aka "fchans") in zeptoforth operate much like queue channels with an element count of 1, except that there is no buffer storing queued data but rather data is transferred directly from the sending task to the receiving task, and the sending task must wait for a receiving task to receive on the rendezvous channel before it may continue executing. Additionally, there are no predetermined limits aside from RAM available on the size of data sent via rendezvous channels, as any message up to the size of the receiving task's buffer can be sent.</text:p>
              </text:list-item>
            </text:list>
          </draw:text-box>
        </draw:frame>
        <presentation:notes draw:style-name="dp2">
          <draw:page-thumbnail draw:style-name="gr1" draw:layer="layout" svg:width="14.848cm" svg:height="11.136cm" svg:x="3.075cm" svg:y="2.257cm" draw:page-number="29" presentation:class="page"/>
          <draw:frame presentation:style-name="pr5" draw:text-style-name="P2" draw:layer="layout" svg:width="16.799cm" svg:height="13.364cm" svg:x="2.1cm" svg:y="14.107cm" presentation:class="notes" presentation:placeholder="true">
            <draw:text-box/>
          </draw:frame>
        </presentation:notes>
      </draw:page>
      <draw:page draw:name="page30" draw:style-name="dp3" draw:master-page-name="Blue_5f_Curve1_5f_"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Rendezvous Channels (cont'd)</text:p>
          </draw:text-box>
        </draw:frame>
        <draw:frame presentation:style-name="pr4" draw:text-style-name="P1" draw:layer="layout" svg:width="26cm" svg:height="10cm" svg:x="1cm" svg:y="3cm" presentation:class="outline" presentation:user-transformed="true">
          <draw:text-box>
            <text:list text:style-name="L2">
              <text:list-item>
                <text:p>These words are in the <text:span text:style-name="T4">fchan</text:span> module:</text:p>
              </text:list-item>
              <text:list-item>
                <text:p><text:span text:style-name="T4">fchan-size ( -- bytes )</text:span></text:p>
              </text:list-item>
              <text:list-item>
                <text:p>This is the size of a rendezvous channel in bytes.</text:p>
              </text:list-item>
              <text:list-item>
                <text:p><text:span text:style-name="T4">init-fchan ( addr -- )</text:span></text:p>
              </text:list-item>
              <text:list-item>
                <text:p>This initializes a rendezvous channel at address <text:span text:style-name="T7">addr</text:span><text:span text:style-name="T8">.</text:span></text:p>
              </text:list-item>
              <text:list-item>
                <text:p text:style-name="P11"><text:span text:style-name="T9">send-fchan ( addr bytes fchan -- )</text:span></text:p>
              </text:list-item>
              <text:list-item>
                <text:p text:style-name="P11"><text:span text:style-name="T8">This sends a message at address </text:span><text:span text:style-name="T7">addr</text:span><text:span text:style-name="T8"> consisting of size </text:span><text:span text:style-name="T7">bytes</text:span><text:span text:style-name="T8"> to rendezvous channel </text:span><text:span text:style-name="T7">fchan</text:span><text:span text:style-name="T8">. If there is no task waiting on the rendezvous channel for a message, block until a task receives from the rendezvous channel.</text:span></text:p>
              </text:list-item>
            </text:list>
          </draw:text-box>
        </draw:frame>
        <presentation:notes draw:style-name="dp2">
          <draw:page-thumbnail draw:style-name="gr1" draw:layer="layout" svg:width="14.848cm" svg:height="11.136cm" svg:x="3.075cm" svg:y="2.257cm" draw:page-number="30" presentation:class="page"/>
          <draw:frame presentation:style-name="pr5" draw:text-style-name="P2" draw:layer="layout" svg:width="16.799cm" svg:height="13.364cm" svg:x="2.1cm" svg:y="14.107cm" presentation:class="notes" presentation:placeholder="true">
            <draw:text-box/>
          </draw:frame>
        </presentation:notes>
      </draw:page>
      <draw:page draw:name="page31" draw:style-name="dp3" draw:master-page-name="Blue_5f_Curve1_5f_"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Rendezvous Channels (cont'd)</text:p>
          </draw:text-box>
        </draw:frame>
        <draw:frame presentation:style-name="pr4" draw:text-style-name="P1" draw:layer="layout" svg:width="26cm" svg:height="10cm" svg:x="1cm" svg:y="3cm" presentation:class="outline" presentation:user-transformed="true">
          <draw:text-box>
            <text:list text:style-name="L2">
              <text:list-item>
                <text:p><text:span text:style-name="T4">recv-fchan ( addr bytes fchan -- recv-bytes )</text:span></text:p>
              </text:list-item>
              <text:list-item>
                <text:p>This receives a message into a buffer at address <text:span text:style-name="T7">addr</text:span><text:span text:style-name="T8"> of size </text:span><text:span text:style-name="T7">bytes</text:span><text:span text:style-name="T8"> from rendezvous channel </text:span><text:span text:style-name="T7">fchan</text:span><text:span text:style-name="T8"> and return either </text:span><text:span text:style-name="T7">bytes</text:span><text:span text:style-name="T8"> or the sending task's buffer size depending on which is smaller, truncating or zero-filling the message if necessary. If no task is waiting on the rendezvous channel to send a message, block until a task sends on the rendezvous channel.</text:span></text:p>
              </text:list-item>
            </text:list>
          </draw:text-box>
        </draw:frame>
        <presentation:notes draw:style-name="dp2">
          <draw:page-thumbnail draw:style-name="gr1" draw:layer="layout" svg:width="14.848cm" svg:height="11.136cm" svg:x="3.075cm" svg:y="2.257cm" draw:page-number="31" presentation:class="page"/>
          <draw:frame presentation:style-name="pr5" draw:text-style-name="P2" draw:layer="layout" svg:width="16.799cm" svg:height="13.364cm" svg:x="2.1cm" svg:y="14.107cm" presentation:class="notes" presentation:placeholder="true">
            <draw:text-box/>
          </draw:frame>
        </presentation:notes>
      </draw:page>
      <draw:page draw:name="page32" draw:style-name="dp3" draw:master-page-name="Blue_5f_Curve1_5f_" presentation:presentation-page-layout-name="AL2T1" presentation:use-date-time-name="dtd1">
        <draw:frame presentation:style-name="pr3" draw:text-style-name="P1" draw:layer="layout" svg:width="26cm" svg:height="1.328cm" svg:x="1cm" svg:y="0.5cm" presentation:class="title">
          <draw:text-box>
            <text:p text:style-name="P7">Rendezvous Channels (cont'd)</text:p>
          </draw:text-box>
        </draw:frame>
        <draw:frame presentation:style-name="pr4" draw:text-style-name="P1" draw:layer="layout" svg:width="26cm" svg:height="10cm" svg:x="1cm" svg:y="3cm" presentation:class="outline" presentation:user-transformed="true">
          <draw:text-box>
            <text:list text:style-name="L2">
              <text:list-item>
                <text:p>The following code illustrates the use of rendezvous channels across cores to count each second:</text:p>
                <text:p text:style-name="P8"><text:span text:style-name="T2">task import</text:span></text:p>
                <text:p text:style-name="P8"><text:span text:style-name="T2">fchan import</text:span></text:p>
                <text:p text:style-name="P8"><text:span text:style-name="T2">fchan-size buffer: my-fchan</text:span></text:p>
                <text:p text:style-name="P8"><text:span text:style-name="T2">: init-test ( -- )</text:span></text:p>
                <text:list>
                  <text:list-header>
                    <text:p text:style-name="P8"><text:span text:style-name="T2">my-fchan init-fchan</text:span></text:p>
                    <text:p text:style-name="P8"><text:span text:style-name="T2">0 [: begin [: my-fchan recv-fchan ;] extract-allot-cell . again ;]</text:span></text:p>
                  </text:list-header>
                  <text:list-item>
                    <text:p text:style-name="P8"><text:span text:style-name="T2">320 128 512 0 spawn-on-core run</text:span></text:p>
                    <text:p text:style-name="P8"><text:span text:style-name="T2">0 [: 0 begin dup [: my-fchan send-fchan ;] provide-allot-cell 1+ 1000 ms again ;]</text:span></text:p>
                    <text:p text:style-name="P8"><text:span text:style-name="T2">320 128 512 1 spawn-on-core run ;</text:span></text:p>
                  </text:list-item>
                </text:list>
              </text:list-item>
            </text:list>
          </draw:text-box>
        </draw:frame>
        <presentation:notes draw:style-name="dp2">
          <draw:page-thumbnail draw:style-name="gr1" draw:layer="layout" svg:width="14.848cm" svg:height="11.136cm" svg:x="3.075cm" svg:y="2.257cm" draw:page-number="32" presentation:class="page"/>
          <draw:frame presentation:style-name="pr5" draw:text-style-name="P2" draw:layer="layout" svg:width="16.799cm" svg:height="13.364cm" svg:x="2.1cm" svg:y="14.107cm" presentation:class="notes" presentation:placeholder="true">
            <draw:text-box/>
          </draw:frame>
        </presentation:notes>
      </draw:page>
      <draw:page draw:name="page33" draw:style-name="dp3" draw:master-page-name="Blue_5f_Curve1_5f_" presentation:presentation-page-layout-name="AL2T1" presentation:use-date-time-name="dtd1">
        <draw:frame presentation:style-name="pr3" draw:text-style-name="P1" draw:layer="layout" svg:width="26cm" svg:height="1.328cm" svg:x="1cm" svg:y="0.5cm" presentation:class="title">
          <draw:text-box>
            <text:p>Bidirectional Channels</text:p>
          </draw:text-box>
        </draw:frame>
        <draw:frame presentation:style-name="pr4" draw:text-style-name="P1" draw:layer="layout" svg:width="26cm" svg:height="10cm" svg:x="1cm" svg:y="3cm" presentation:class="outline">
          <draw:text-box>
            <text:list text:style-name="L2">
              <text:list-item>
                <text:p>Bidirectional channels (aka "rchans") in zeptoforth operate much like rendezvous channels, except that the receiving task replies to the message it receives, sending data back to the original sending task. The original sending task blocks until it receives its reply, and the original receiving task blocks until it has sent its reply to the original sending task.</text:p>
              </text:list-item>
              <text:list-item>
                <text:p>Bidirectional channels achieve better performance in sending data than using a pair of rendezvous channels to achieve the same.</text:p>
              </text:list-item>
            </text:list>
          </draw:text-box>
        </draw:frame>
        <presentation:notes draw:style-name="dp2">
          <draw:page-thumbnail draw:style-name="gr1" draw:layer="layout" svg:width="14.848cm" svg:height="11.136cm" svg:x="3.075cm" svg:y="2.257cm" draw:page-number="33" presentation:class="page"/>
          <draw:frame presentation:style-name="pr5" draw:text-style-name="P2" draw:layer="layout" svg:width="16.799cm" svg:height="13.364cm" svg:x="2.1cm" svg:y="14.107cm" presentation:class="notes" presentation:placeholder="true">
            <draw:text-box/>
          </draw:frame>
        </presentation:notes>
      </draw:page>
      <draw:page draw:name="page34" draw:style-name="dp3" draw:master-page-name="Blue_5f_Curve1_5f_" presentation:presentation-page-layout-name="AL2T1" presentation:use-date-time-name="dtd1">
        <draw:frame presentation:style-name="pr3" draw:text-style-name="P1" draw:layer="layout" svg:width="26cm" svg:height="1.328cm" svg:x="1cm" svg:y="0.5cm" presentation:class="title">
          <draw:text-box>
            <text:p>Bidirectional Channels (cont'd)</text:p>
          </draw:text-box>
        </draw:frame>
        <draw:frame presentation:style-name="pr4" draw:text-style-name="P1" draw:layer="layout" svg:width="26cm" svg:height="10cm" svg:x="1cm" svg:y="3cm" presentation:class="outline" presentation:user-transformed="true">
          <draw:text-box>
            <text:list text:style-name="L2">
              <text:list-item>
                <text:p>These words are in the <text:span text:style-name="T4">rchan</text:span> module:</text:p>
              </text:list-item>
              <text:list-item>
                <text:p><text:span text:style-name="T4">rchan-size ( -- bytes )</text:span></text:p>
              </text:list-item>
              <text:list-item>
                <text:p>This is the size of a bidirectional channel in bytes.</text:p>
              </text:list-item>
              <text:list-item>
                <text:p><text:span text:style-name="T4">init-rchan ( addr -- )</text:span></text:p>
              </text:list-item>
              <text:list-item>
                <text:p>This initializes a bidirectional channel at address <text:span text:style-name="T7">addr</text:span><text:span text:style-name="T8">.</text:span></text:p>
              </text:list-item>
              <text:list-item>
                <text:p text:style-name="P11"><text:span text:style-name="T9">send-rchan ( saddr sbytes raddr rbytes rchan -- rbytes' )</text:span></text:p>
              </text:list-item>
              <text:list-item>
                <text:p text:style-name="P11"><text:span text:style-name="T8">This sends a message at address </text:span><text:span text:style-name="T7">saddr</text:span><text:span text:style-name="T8"> consisting of size </text:span><text:span text:style-name="T7">sbytes</text:span><text:span text:style-name="T8"> to rendezvous channel </text:span><text:span text:style-name="T7">rchan</text:span><text:span text:style-name="T8">. Block until a reply is generated, which is copied into a buffer at address </text:span><text:span text:style-name="T7">raddr</text:span><text:span text:style-name="T8"> of size </text:span><text:span text:style-name="T7">rbytes</text:span><text:span text:style-name="T8">, and return the size of the reply in bytes.</text:span></text:p>
              </text:list-item>
            </text:list>
          </draw:text-box>
        </draw:frame>
        <presentation:notes draw:style-name="dp2">
          <draw:page-thumbnail draw:style-name="gr1" draw:layer="layout" svg:width="14.848cm" svg:height="11.136cm" svg:x="3.075cm" svg:y="2.257cm" draw:page-number="34" presentation:class="page"/>
          <draw:frame presentation:style-name="pr5" draw:text-style-name="P2" draw:layer="layout" svg:width="16.799cm" svg:height="13.364cm" svg:x="2.1cm" svg:y="14.107cm" presentation:class="notes" presentation:placeholder="true">
            <draw:text-box/>
          </draw:frame>
        </presentation:notes>
      </draw:page>
      <draw:page draw:name="page35" draw:style-name="dp3" draw:master-page-name="Blue_5f_Curve1_5f_" presentation:presentation-page-layout-name="AL2T1" presentation:use-date-time-name="dtd1">
        <draw:frame presentation:style-name="pr3" draw:text-style-name="P1" draw:layer="layout" svg:width="26cm" svg:height="1.328cm" svg:x="1cm" svg:y="0.5cm" presentation:class="title">
          <draw:text-box>
            <text:p>Bidirectional Channels (cont'd)</text:p>
          </draw:text-box>
        </draw:frame>
        <draw:frame presentation:style-name="pr4" draw:text-style-name="P1" draw:layer="layout" svg:width="26cm" svg:height="10cm" svg:x="1cm" svg:y="3cm" presentation:class="outline" presentation:user-transformed="true">
          <draw:text-box>
            <text:list text:style-name="L2">
              <text:list-item>
                <text:p><text:span text:style-name="T4">recv-rchan ( addr bytes rchan -- recv-bytes )</text:span></text:p>
              </text:list-item>
              <text:list-item>
                <text:p>This receives a message into a buffer at address <text:span text:style-name="T7">addr</text:span><text:span text:style-name="T8"> of size </text:span><text:span text:style-name="T7">bytes</text:span><text:span text:style-name="T8"> from bidirectional channel </text:span><text:span text:style-name="T7">rchan</text:span><text:span text:style-name="T8"> and return either </text:span><text:span text:style-name="T7">bytes</text:span><text:span text:style-name="T8"> or the sending task's buffer size depending on which is smaller, truncating or zero-filling the message if necessary. If no task is waiting on the bidirectional channel to send a message, block until a task sends on the bidirectional channel.</text:span></text:p>
              </text:list-item>
              <text:list-item>
                <text:p><text:span text:style-name="T9">reply-rchan ( addr bytes rchan -- )</text:span></text:p>
              </text:list-item>
              <text:list-item>
                <text:p><text:span text:style-name="T8">This replies to a message received from a bidirectional channel </text:span><text:span text:style-name="T7">rchan</text:span><text:span text:style-name="T8"> with a message in a buffer at address </text:span><text:span text:style-name="T7">addr</text:span><text:span text:style-name="T8"> of size </text:span><text:span text:style-name="T7">bytes</text:span><text:span text:style-name="T8">.</text:span></text:p>
              </text:list-item>
            </text:list>
          </draw:text-box>
        </draw:frame>
        <presentation:notes draw:style-name="dp2">
          <draw:page-thumbnail draw:style-name="gr1" draw:layer="layout" svg:width="14.848cm" svg:height="11.136cm" svg:x="3.075cm" svg:y="2.257cm" draw:page-number="35" presentation:class="page"/>
          <draw:frame presentation:style-name="pr5" draw:text-style-name="P2" draw:layer="layout" svg:width="16.799cm" svg:height="13.364cm" svg:x="2.1cm" svg:y="14.107cm" presentation:class="notes" presentation:placeholder="true">
            <draw:text-box/>
          </draw:frame>
        </presentation:notes>
      </draw:page>
      <draw:page draw:name="page36" draw:style-name="dp3" draw:master-page-name="Blue_5f_Curve1_5f_" presentation:presentation-page-layout-name="AL2T1" presentation:use-date-time-name="dtd1">
        <draw:frame presentation:style-name="pr3" draw:text-style-name="P1" draw:layer="layout" svg:width="26cm" svg:height="1.328cm" svg:x="1cm" svg:y="0.5cm" presentation:class="title">
          <draw:text-box>
            <text:p text:style-name="P7">Bidirectional Channels (cont'd)</text:p>
          </draw:text-box>
        </draw:frame>
        <draw:frame presentation:style-name="pr4" draw:text-style-name="P1" draw:layer="layout" svg:width="26cm" svg:height="10cm" svg:x="1cm" svg:y="3cm" presentation:class="outline" presentation:user-transformed="true">
          <draw:text-box>
            <text:list text:style-name="L2">
              <text:list-item>
                <text:p>The following code illustrates the use of bidirectional channels across cores to count each second:</text:p>
                <text:p text:style-name="P8"><text:span text:style-name="T2">task import</text:span></text:p>
                <text:p text:style-name="P8"><text:span text:style-name="T2">rchan import</text:span></text:p>
                <text:p text:style-name="P8"><text:span text:style-name="T2">rchan-size buffer: my-rchan</text:span></text:p>
                <text:p text:style-name="P8"><text:span text:style-name="T2">: init-test ( -- )</text:span></text:p>
                <text:list>
                  <text:list-header>
                    <text:p text:style-name="P8"><text:span text:style-name="T2">my-rchan init-rchan</text:span></text:p>
                    <text:p text:style-name="P8"><text:span text:style-name="T2">0 [: begin cell [: dup cell my-rchan recv-rchan my-rchan reply-rchan ;]</text:span></text:p>
                    <text:p text:style-name="P8"><text:span text:style-name="T2">with-aligned-allot again ;] 320 128 512 0 spawn-on-core run</text:span></text:p>
                    <text:p text:style-name="P8"><text:span text:style-name="T2">0 [: 0 begin dup [: [: my-rchan send-rchan ;] extract-allot-cell . ;] provide-allot-cell</text:span></text:p>
                  </text:list-header>
                  <text:list-item>
                    <text:p text:style-name="P8"><text:span text:style-name="T2">1+ 1000 ms again ;]</text:span></text:p>
                    <text:p text:style-name="P8"><text:span text:style-name="T2">320 128 512 1 spawn-on-core run ;</text:span></text:p>
                  </text:list-item>
                </text:list>
              </text:list-item>
            </text:list>
          </draw:text-box>
        </draw:frame>
        <presentation:notes draw:style-name="dp2">
          <draw:page-thumbnail draw:style-name="gr1" draw:layer="layout" svg:width="14.848cm" svg:height="11.136cm" svg:x="3.075cm" svg:y="2.257cm" draw:page-number="36" presentation:class="page"/>
          <draw:frame presentation:style-name="pr5" draw:text-style-name="P2" draw:layer="layout" svg:width="16.799cm" svg:height="13.364cm" svg:x="2.1cm" svg:y="14.107cm" presentation:class="notes" presentation:placeholder="true">
            <draw:text-box/>
          </draw:frame>
        </presentation:notes>
      </draw:page>
      <draw:page draw:name="page37" draw:style-name="dp3" draw:master-page-name="Blue_5f_Curve1_5f_" presentation:presentation-page-layout-name="AL2T1" presentation:use-date-time-name="dtd1">
        <draw:frame presentation:style-name="pr3" draw:text-style-name="P1" draw:layer="layout" svg:width="26cm" svg:height="1.328cm" svg:x="1cm" svg:y="0.5cm" presentation:class="title">
          <draw:text-box>
            <text:p>Streams</text:p>
          </draw:text-box>
        </draw:frame>
        <draw:frame presentation:style-name="pr4" draw:text-style-name="P1" draw:layer="layout" svg:width="26cm" svg:height="10cm" svg:x="1cm" svg:y="3cm" presentation:class="outline">
          <draw:text-box>
            <text:list text:style-name="L2">
              <text:list-item>
                <text:p>Streams in zeptoforth operate much like queue channels, except that they are designed for sending and receiving arbitrary number of bytes at a time rather than discrete messages.</text:p>
              </text:list-item>
              <text:list-item>
                <text:p>Sending and receiving multiple bytes at a time with a stream garners higher bandwidth and lower latency than sending and receiving single bytes at a time with either a stream or a queue channel.</text:p>
              </text:list-item>
            </text:list>
          </draw:text-box>
        </draw:frame>
        <presentation:notes draw:style-name="dp2">
          <draw:page-thumbnail draw:style-name="gr1" draw:layer="layout" svg:width="14.848cm" svg:height="11.136cm" svg:x="3.075cm" svg:y="2.257cm" draw:page-number="37" presentation:class="page"/>
          <draw:frame presentation:style-name="pr5" draw:text-style-name="P2" draw:layer="layout" svg:width="16.799cm" svg:height="13.364cm" svg:x="2.1cm" svg:y="14.107cm" presentation:class="notes" presentation:placeholder="true">
            <draw:text-box/>
          </draw:frame>
        </presentation:notes>
      </draw:page>
      <draw:page draw:name="page38" draw:style-name="dp3" draw:master-page-name="Blue_5f_Curve1_5f_" presentation:presentation-page-layout-name="AL2T1" presentation:use-date-time-name="dtd1">
        <draw:frame presentation:style-name="pr3" draw:text-style-name="P1" draw:layer="layout" svg:width="26cm" svg:height="1.328cm" svg:x="1cm" svg:y="0.5cm" presentation:class="title">
          <draw:text-box>
            <text:p>Streams (cont'd)</text:p>
          </draw:text-box>
        </draw:frame>
        <draw:frame presentation:style-name="pr4" draw:text-style-name="P1" draw:layer="layout" svg:width="26cm" svg:height="10cm" svg:x="1cm" svg:y="3cm" presentation:class="outline" presentation:user-transformed="true">
          <draw:text-box>
            <text:list text:style-name="L2">
              <text:list-item>
                <text:p>These words are in the <text:span text:style-name="T4">stream</text:span> module:</text:p>
              </text:list-item>
              <text:list-item>
                <text:p><text:span text:style-name="T4">stream-size ( dbytes -- bytes )</text:span></text:p>
              </text:list-item>
              <text:list-item>
                <text:p>This is the size of a stream of size <text:span text:style-name="T7">dbytes</text:span><text:span text:style-name="T8"> in bytes</text:span>.</text:p>
              </text:list-item>
              <text:list-item>
                <text:p><text:span text:style-name="T4">init-stream ( dbytes addr -- )</text:span></text:p>
              </text:list-item>
              <text:list-item>
                <text:p>This initializes a stream at address <text:span text:style-name="T7">addr</text:span><text:span text:style-name="T8"> of size </text:span><text:span text:style-name="T7">dbytes</text:span><text:span text:style-name="T8">.</text:span></text:p>
              </text:list-item>
              <text:list-item>
                <text:p text:style-name="P11"><text:span text:style-name="T9">send-stream ( addr bytes stream -- )</text:span></text:p>
              </text:list-item>
              <text:list-item>
                <text:p text:style-name="P11"><text:span text:style-name="T8">This sends data to a stream </text:span><text:span text:style-name="T7">stream</text:span><text:span text:style-name="T8"> from a buffer at address </text:span><text:span text:style-name="T7">addr</text:span><text:span text:style-name="T8"> of size </text:span><text:span text:style-name="T7">bytes</text:span><text:span text:style-name="T8">. The data will be sent as one fixed block, so this will block until enough room is available in the stream to fit all of the data being sent.</text:span></text:p>
              </text:list-item>
            </text:list>
          </draw:text-box>
        </draw:frame>
        <presentation:notes draw:style-name="dp2">
          <draw:page-thumbnail draw:style-name="gr1" draw:layer="layout" svg:width="14.848cm" svg:height="11.136cm" svg:x="3.075cm" svg:y="2.257cm" draw:page-number="38" presentation:class="page"/>
          <draw:frame presentation:style-name="pr5" draw:text-style-name="P2" draw:layer="layout" svg:width="16.799cm" svg:height="13.364cm" svg:x="2.1cm" svg:y="14.107cm" presentation:class="notes" presentation:placeholder="true">
            <draw:text-box/>
          </draw:frame>
        </presentation:notes>
      </draw:page>
      <draw:page draw:name="page39" draw:style-name="dp3" draw:master-page-name="Blue_5f_Curve1_5f_" presentation:presentation-page-layout-name="AL2T1" presentation:use-date-time-name="dtd1">
        <draw:frame presentation:style-name="pr3" draw:text-style-name="P1" draw:layer="layout" svg:width="26cm" svg:height="1.328cm" svg:x="1cm" svg:y="0.5cm" presentation:class="title">
          <draw:text-box>
            <text:p>Streams (cont'd)</text:p>
          </draw:text-box>
        </draw:frame>
        <draw:frame presentation:style-name="pr4" draw:text-style-name="P1" draw:layer="layout" svg:width="26cm" svg:height="10cm" svg:x="1cm" svg:y="3cm" presentation:class="outline" presentation:user-transformed="true">
          <draw:text-box>
            <text:list text:style-name="L2">
              <text:list-item>
                <text:p><text:span text:style-name="T4">recv-stream ( addr bytes stream -- recv-bytes )</text:span></text:p>
              </text:list-item>
              <text:list-item>
                <text:p>This receives data into a buffer at address <text:span text:style-name="T7">addr</text:span><text:span text:style-name="T8"> of size </text:span><text:span text:style-name="T7">bytes</text:span><text:span text:style-name="T8"> from stream </text:span><text:span text:style-name="T7">stream</text:span><text:span text:style-name="T8"> and return the size of the data received in bytes. If the stream is empty, block until the stream contains data.</text:span></text:p>
              </text:list-item>
            </text:list>
          </draw:text-box>
        </draw:frame>
        <presentation:notes draw:style-name="dp2">
          <draw:page-thumbnail draw:style-name="gr1" draw:layer="layout" svg:width="14.848cm" svg:height="11.136cm" svg:x="3.075cm" svg:y="2.257cm" draw:page-number="39" presentation:class="page"/>
          <draw:frame presentation:style-name="pr5" draw:text-style-name="P2" draw:layer="layout" svg:width="16.799cm" svg:height="13.364cm" svg:x="2.1cm" svg:y="14.107cm" presentation:class="notes" presentation:placeholder="true">
            <draw:text-box/>
          </draw:frame>
        </presentation:notes>
      </draw:page>
      <draw:page draw:name="page40" draw:style-name="dp3" draw:master-page-name="Blue_5f_Curve1_5f_" presentation:presentation-page-layout-name="AL2T1" presentation:use-date-time-name="dtd1">
        <draw:frame presentation:style-name="pr3" draw:text-style-name="P1" draw:layer="layout" svg:width="26cm" svg:height="1.328cm" svg:x="1cm" svg:y="0.5cm" presentation:class="title">
          <draw:text-box>
            <text:p text:style-name="P7">Streams (cont'd)</text:p>
          </draw:text-box>
        </draw:frame>
        <draw:frame presentation:style-name="pr4" draw:text-style-name="P1" draw:layer="layout" svg:width="26cm" svg:height="10cm" svg:x="1cm" svg:y="3cm" presentation:class="outline" presentation:user-transformed="true">
          <draw:text-box>
            <text:list text:style-name="L2">
              <text:list-item>
                <text:p>The following code illustrates the use of streams to transfer sequences of bytes between cores:</text:p>
                <text:p text:style-name="P8"><text:span text:style-name="T2">task import</text:span></text:p>
                <text:p text:style-name="P8"><text:span text:style-name="T2">stream import</text:span></text:p>
                <text:p text:style-name="P8"><text:span text:style-name="T2">256 constant my-bytes</text:span></text:p>
                <text:p text:style-name="P8"><text:span text:style-name="T2">my-bytes stream-size buffer: my-stream</text:span></text:p>
                <text:p text:style-name="P8"><text:span text:style-name="T2">: init-test ( -- )</text:span></text:p>
                <text:list>
                  <text:list-header>
                    <text:p text:style-name="P8"><text:span text:style-name="T2">my-bytes my-stream init-stream</text:span></text:p>
                    <text:p text:style-name="P8"><text:span text:style-name="T2">0 [: begin 16 [: dup 16 my-stream recv-stream type ;] with-allot again ;]</text:span></text:p>
                  </text:list-header>
                  <text:list-item>
                    <text:p text:style-name="P8"><text:span text:style-name="T2">320 128 512 0 spawn-on-core run</text:span></text:p>
                    <text:p text:style-name="P8"><text:span text:style-name="T2">0 [: begin s" 0123456789ABCDEF" my-stream send-stream again ;]</text:span></text:p>
                    <text:p text:style-name="P8"><text:span text:style-name="T2">320 128 512 1 spawn-on-core run ;</text:span></text:p>
                  </text:list-item>
                </text:list>
              </text:list-item>
            </text:list>
          </draw:text-box>
        </draw:frame>
        <presentation:notes draw:style-name="dp2">
          <draw:page-thumbnail draw:style-name="gr1" draw:layer="layout" svg:width="14.848cm" svg:height="11.136cm" svg:x="3.075cm" svg:y="2.257cm" draw:page-number="40" presentation:class="page"/>
          <draw:frame presentation:style-name="pr5"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Mono" svg:font-family="'Liberation Mono'" style:font-family-generic="modern" style:font-pitch="variable"/>
    <style:font-face style:name="Liberation Mono1" svg:font-family="'Liberation Mono'" style:font-adornments="Regular" style:font-family-generic="modern" style:font-pitch="fixed"/>
    <style:font-face style:name="Liberation Mono2"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moder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_5f_-background" style:display-name="Blue_Curve1_-background" style:family="presentation">
      <style:graphic-properties draw:stroke="none" draw:fill="none"/>
      <style:text-properties style:letter-kerning="true"/>
    </style:style>
    <style:style style:name="Blue_5f_Curve1_5f_-backgroundobjects" style:display-name="Blue_Curve1_-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_5f_-notes" style:display-name="Blue_Curve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_5f_-outline1" style:display-name="Blue_Curve1_-outline1" style:family="presentation">
      <style:graphic-properties draw:stroke="none" draw:fill="none" draw:auto-grow-height="false" draw:fit-to-size="false" style:shrink-to-fit="false">
        <text:list-style style:name="Blue_5f_Curve1_5f_-outline1" style:display-name="Blue_Curve1_-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_5f_-outline2" style:display-name="Blue_Curve1_-outline2" style:family="presentation" style:parent-style-name="Blue_5f_Curve1_5f_-outline1">
      <style:paragraph-properties fo:margin-left="0cm" fo:margin-right="0cm" fo:margin-top="0.3cm" fo:margin-bottom="0cm" fo:text-indent="0cm"/>
      <style:text-properties fo:font-size="21pt" style:font-size-asian="21pt" style:font-size-complex="21pt"/>
    </style:style>
    <style:style style:name="Blue_5f_Curve1_5f_-outline3" style:display-name="Blue_Curve1_-outline3" style:family="presentation" style:parent-style-name="Blue_5f_Curve1_5f_-outline2">
      <style:paragraph-properties fo:margin-left="0cm" fo:margin-right="0cm" fo:margin-top="0.224cm" fo:margin-bottom="0cm" fo:text-indent="0cm"/>
      <style:text-properties fo:font-size="18pt" style:font-size-asian="18pt" style:font-size-complex="18pt"/>
    </style:style>
    <style:style style:name="Blue_5f_Curve1_5f_-outline4" style:display-name="Blue_Curve1_-outline4" style:family="presentation" style:parent-style-name="Blue_5f_Curve1_5f_-outline3">
      <style:paragraph-properties fo:margin-left="0cm" fo:margin-right="0cm" fo:margin-top="0.149cm" fo:margin-bottom="0cm" fo:text-indent="0cm"/>
      <style:text-properties fo:font-size="15pt" style:font-size-asian="15pt" style:font-size-complex="15pt"/>
    </style:style>
    <style:style style:name="Blue_5f_Curve1_5f_-outline5" style:display-name="Blue_Curve1_-outline5" style:family="presentation" style:parent-style-name="Blue_5f_Curve1_5f_-outline4">
      <style:paragraph-properties fo:margin-left="0cm" fo:margin-right="0cm" fo:margin-top="0.074cm" fo:margin-bottom="0cm" fo:text-indent="0cm"/>
    </style:style>
    <style:style style:name="Blue_5f_Curve1_5f_-outline6" style:display-name="Blue_Curve1_-outline6" style:family="presentation" style:parent-style-name="Blue_5f_Curve1_5f_-outline5"/>
    <style:style style:name="Blue_5f_Curve1_5f_-outline7" style:display-name="Blue_Curve1_-outline7" style:family="presentation" style:parent-style-name="Blue_5f_Curve1_5f_-outline6"/>
    <style:style style:name="Blue_5f_Curve1_5f_-outline8" style:display-name="Blue_Curve1_-outline8" style:family="presentation" style:parent-style-name="Blue_5f_Curve1_5f_-outline7"/>
    <style:style style:name="Blue_5f_Curve1_5f_-outline9" style:display-name="Blue_Curve1_-outline9" style:family="presentation" style:parent-style-name="Blue_5f_Curve1_5f_-outline8"/>
    <style:style style:name="Blue_5f_Curve1_5f_-subtitle" style:display-name="Blue_Curve1_-subtitle" style:family="presentation">
      <style:graphic-properties draw:stroke="none" draw:fill="none" draw:textarea-vertical-align="middle">
        <text:list-style style:name="Blue_5f_Curve1_5f_-subtitle" style:display-name="Blue_Curve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_5f_-title" style:display-name="Blue_Curve1_-title" style:family="presentation">
      <style:graphic-properties draw:stroke="none" draw:fill="none" draw:textarea-vertical-align="middle">
        <text:list-style style:name="Blue_5f_Curve1_5f_-title" style:display-name="Blue_Curve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opacity="100%" draw:textarea-vertical-align="middle" fo:min-height="2.612cm" fo:min-width="28.001cm"/>
    </style:style>
    <style:style style:name="Mgr4" style:family="graphic" style:parent-style-name="Accent_20_1">
      <style:graphic-properties draw:textarea-vertical-align="middle" fo:min-height="2cm" fo:min-width="27.991cm"/>
    </style:style>
    <style:style style:name="Mgr5" style:family="graphic" style:parent-style-name="Accent_20_1">
      <style:graphic-properties draw:textarea-vertical-align="middle" fo:min-height="1.754cm" fo:min-width="27.991cm"/>
    </style:style>
    <style:style style:name="Mgr6" style:family="graphic" style:parent-style-name="Accent_20_1">
      <style:graphic-properties draw:textarea-vertical-align="middle" fo:min-height="1.75cm" fo:min-width="27.491cm"/>
    </style:style>
    <style:style style:name="Mgr7" style:family="graphic" style:parent-style-name="Accent_20_1">
      <style:graphic-properties draw:textarea-vertical-align="middle" fo:min-height="1.504cm" fo:min-width="27.491cm"/>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Blue_5f_Curve1_5f_-backgroundobjects">
      <style:graphic-properties draw:stroke="none" draw:fill="none" draw:fill-color="#ffffff" draw:auto-grow-height="false" fo:min-height="1.449cm"/>
      <style:paragraph-properties style:writing-mode="lr-tb"/>
    </style:style>
    <style:style style:name="Mpr8" style:family="presentation" style:parent-style-name="Blue_5f_Curve1_5f_-backgroundobjects">
      <style:graphic-properties draw:stroke="none" draw:fill="none" draw:fill-color="#ffffff" draw:auto-grow-height="false" fo:min-height="1.485cm"/>
      <style:paragraph-properties style:writing-mode="lr-tb"/>
    </style:style>
    <style:style style:name="Mpr9" style:family="presentation" style:parent-style-name="Blue_5f_Curve1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style>
    <style:style style:name="MP9"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draw:text-box>
          <text:p><text:span text:style-name="MT1"><presentation:date-time/></text:span></text:p>
        </draw:text-box>
      </draw:frame>
      <draw:frame presentation:style-name="Mpr1" draw:text-style-name="MP7" draw:layer="backgroundobjects" svg:width="9cm" svg:height="1cm" svg:x="9.5cm" svg:y="14.5cm">
        <draw:text-box>
          <text:p text:style-name="MP6"><text:span text:style-name="MT1"><presentation:footer/></text:span></text:p>
        </draw:text-box>
      </draw:frame>
      <draw:frame presentation:style-name="Mpr1" draw:text-style-name="MP4" draw:layer="backgroundobjects" svg:width="6.5cm" svg:height="1cm" svg:x="20.5cm" svg:y="14.5cm">
        <draw:text-box>
          <text:p text:style-name="MP8"><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draw:style-name="Mgr4" draw:text-style-name="MP6" draw:layer="backgroundobjects" svg:width="27.991cm" svg:height="2cm" svg:x="0cm" svg:y="0cm">
        <text:p/>
        <draw:enhanced-geometry svg:viewBox="0 0 21600 21600" draw:type="rectangle" draw:enhanced-path="M 0 0 L 21600 0 21600 21600 0 21600 0 0 Z N"/>
      </draw:custom-shape>
      <draw:custom-shape draw:style-name="Mgr5"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7" draw:layer="backgroundobjects" svg:width="9cm" svg:height="1cm" svg:x="9.5cm" svg:y="14.5cm" presentation:class="footer">
        <draw:text-box>
          <text:p text:style-name="MP9"><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_5f_" style:display-name="Blue_Curve1_" style:page-layout-name="PM1" draw:style-name="Mdp1">
      <office:forms form:automatic-focus="false" form:apply-design-mode="false"/>
      <draw:custom-shape draw:style-name="Mgr6" draw:text-style-name="MP6" draw:layer="backgroundobjects" svg:width="27.991cm" svg:height="2cm" svg:x="0cm" svg:y="0cm">
        <text:p/>
        <draw:enhanced-geometry svg:viewBox="0 0 21600 21600" draw:type="rectangle" draw:enhanced-path="M 0 0 L 21600 0 21600 21600 0 21600 0 0 Z N"/>
      </draw:custom-shape>
      <draw:custom-shape draw:style-name="Mgr7"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_5f_-title" draw:layer="backgroundobjects" svg:width="26cm" svg:height="1.328cm" svg:x="1cm" svg:y="0.5cm" presentation:class="title" presentation:placeholder="true">
        <draw:text-box/>
      </draw:frame>
      <draw:frame presentation:style-name="Blue_5f_Curve1_5f_-outline1" draw:layer="backgroundobjects" svg:width="26cm" svg:height="10cm" svg:x="1cm" svg:y="3cm" presentation:class="outline" presentation:placeholder="true">
        <draw:text-box/>
      </draw:frame>
      <draw:frame presentation:style-name="Mpr7" draw:text-style-name="MP2" draw:layer="backgroundobjects" svg:width="6.5cm" svg:height="1cm" svg:x="1cm" svg:y="14.5cm" presentation:class="date-time">
        <draw:text-box>
          <text:p text:style-name="MP1"><text:span text:style-name="MT1"><presentation:date-time/></text:span></text:p>
        </draw:text-box>
      </draw:frame>
      <draw:frame presentation:style-name="Mpr7" draw:text-style-name="MP7" draw:layer="backgroundobjects" svg:width="9cm" svg:height="1cm" svg:x="9.5cm" svg:y="14.5cm" presentation:class="footer">
        <draw:text-box>
          <text:p text:style-name="MP9"><text:span text:style-name="MT1"><presentation:footer/></text:span></text:p>
        </draw:text-box>
      </draw:frame>
      <draw:frame presentation:style-name="Mpr7"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5f_Curve1_5f_-title" draw:layer="backgroundobjects" svg:width="14.848cm" svg:height="11.136cm" svg:x="3.075cm" svg:y="2.257cm" presentation:class="page"/>
        <draw:frame presentation:style-name="Blue_5f_Curve1_5f_-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2-21T18:26:27.705947696</meta:creation-date>
    <meta:editing-duration>P1DT22H56M25S</meta:editing-duration>
    <meta:editing-cycles>50</meta:editing-cycles>
    <meta:generator>LibreOffice/7.3.1.1$Linux_X86_64 LibreOffice_project/30$Build-1</meta:generator>
    <dc:title>zeptoforth Multiprocessing and Multitasking</dc:title>
    <dc:date>2022-02-25T21:56:45.707419758</dc:date>
    <meta:document-statistic meta:object-count="208"/>
  </office:meta>
</office:document-meta>
</file>